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3.858cm"/>
    </style:style>
    <style:style style:name="co6" style:family="table-column">
      <style:table-column-properties fo:break-before="auto" style:column-width="3.99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1.277cm"/>
    </style:style>
    <style:style style:name="co11" style:family="table-column">
      <style:table-column-properties fo:break-before="auto" style:column-width="1.462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41cm"/>
    </style:style>
    <style:style style:name="co15" style:family="table-column">
      <style:table-column-properties fo:break-before="auto" style:column-width="1.804cm"/>
    </style:style>
    <style:style style:name="co16" style:family="table-column">
      <style:table-column-properties fo:break-before="auto" style:column-width="1.173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3.985cm"/>
    </style:style>
    <style:style style:name="co22" style:family="table-column">
      <style:table-column-properties fo:break-before="auto" style:column-width="4.12cm"/>
    </style:style>
    <style:style style:name="co23" style:family="table-column">
      <style:table-column-properties fo:break-before="auto" style:column-width="3.657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1.859cm"/>
    </style:style>
    <style:style style:name="co26" style:family="table-column">
      <style:table-column-properties fo:break-before="auto" style:column-width="1.016cm"/>
    </style:style>
    <style:style style:name="co27" style:family="table-column">
      <style:table-column-properties fo:break-before="auto" style:column-width="1.316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207cm"/>
    </style:style>
    <style:style style:name="co30" style:family="table-column">
      <style:table-column-properties fo:break-before="auto" style:column-width="5.773cm"/>
    </style:style>
    <style:style style:name="co31" style:family="table-column">
      <style:table-column-properties fo:break-before="auto" style:column-width="4.874cm"/>
    </style:style>
    <style:style style:name="co32" style:family="table-column">
      <style:table-column-properties fo:break-before="auto" style:column-width="6.943cm"/>
    </style:style>
    <style:style style:name="co33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_usuarios_3_wordp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314" calcext:value-type="float">
            <text:p>3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10517.869845547919</text:p>
          </table:table-cell>
          <table:table-cell office:value-type="string" calcext:value-type="string">
            <text:p>3.35023200022988</text:p>
          </table:table-cell>
          <table:table-cell office:value-type="string" calcext:value-type="string">
            <text:p>92797.84636900149</text:p>
          </table:table-cell>
          <table:table-cell office:value-type="string" calcext:value-type="string">
            <text:p>322253.2165605096</text:p>
          </table:table-cell>
          <table:table-cell office:value-type="string" calcext:value-type="string">
            <text:p>2.9436545280923974</text:p>
          </table:table-cell>
          <table:table-cell office:value-type="string" calcext:value-type="string">
            <text:p>0.8999708111365292</text:p>
          </table:table-cell>
          <table:table-cell office:value-type="float" office:value="2800" calcext:value-type="float">
            <text:p>2800</text:p>
          </table:table-cell>
          <table:table-cell office:value-type="float" office:value="4700" calcext:value-type="float">
            <text:p>4700</text:p>
          </table:table-cell>
          <table:table-cell office:value-type="float" office:value="6300" calcext:value-type="float">
            <text:p>6300</text:p>
          </table:table-cell>
          <table:table-cell office:value-type="float" office:value="13000" calcext:value-type="float">
            <text:p>1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6000" calcext:value-type="float">
            <text:p>76000</text:p>
          </table:table-cell>
          <table:table-cell table:number-columns-repeated="3"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1220" calcext:value-type="float">
            <text:p>122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10230.526419814623</text:p>
          </table:table-cell>
          <table:table-cell office:value-type="string" calcext:value-type="string">
            <text:p>2.220875998318661</text:p>
          </table:table-cell>
          <table:table-cell office:value-type="string" calcext:value-type="string">
            <text:p>101013.44728899858</text:p>
          </table:table-cell>
          <table:table-cell office:value-type="string" calcext:value-type="string">
            <text:p>313256.5860655738</text:p>
          </table:table-cell>
          <table:table-cell office:value-type="string" calcext:value-type="string">
            <text:p>11.437129058193392</text:p>
          </table:table-cell>
          <table:table-cell office:value-type="string" calcext:value-type="string">
            <text:p>3.824875947330249</text:p>
          </table:table-cell>
          <table:table-cell office:value-type="float" office:value="2700" calcext:value-type="float">
            <text:p>2700</text:p>
          </table:table-cell>
          <table:table-cell office:value-type="float" office:value="4700" calcext:value-type="float">
            <text:p>47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73000" calcext:value-type="float">
            <text:p>73000</text:p>
          </table:table-cell>
          <table:table-cell office:value-type="float" office:value="96000" calcext:value-type="float">
            <text:p>96000</text:p>
          </table:table-cell>
          <table:table-cell table:number-columns-repeated="2" office:value-type="float" office:value="101000" calcext:value-type="float">
            <text:p>10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585" calcext:value-type="float">
            <text:p>58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8643.313179965666</text:p>
          </table:table-cell>
          <table:table-cell office:value-type="string" calcext:value-type="string">
            <text:p>2.869993004424032</text:p>
          </table:table-cell>
          <table:table-cell office:value-type="string" calcext:value-type="string">
            <text:p>90487.56865099858</text:p>
          </table:table-cell>
          <table:table-cell office:value-type="string" calcext:value-type="string">
            <text:p>38160.875213675215</text:p>
          </table:table-cell>
          <table:table-cell office:value-type="string" calcext:value-type="string">
            <text:p>5.484197130363224</text:p>
          </table:table-cell>
          <table:table-cell office:value-type="string" calcext:value-type="string">
            <text:p>2.053058412905207</text:p>
          </table:table-cell>
          <table:table-cell office:value-type="float" office:value="1800" calcext:value-type="float">
            <text:p>1800</text:p>
          </table:table-cell>
          <table:table-cell office:value-type="float" office:value="3200" calcext:value-type="float">
            <text:p>3200</text:p>
          </table:table-cell>
          <table:table-cell office:value-type="float" office:value="4200" calcext:value-type="float">
            <text:p>4200</text:p>
          </table:table-cell>
          <table:table-cell office:value-type="float" office:value="7000" calcext:value-type="float">
            <text:p>7000</text:p>
          </table:table-cell>
          <table:table-cell office:value-type="float" office:value="36000" calcext:value-type="float">
            <text:p>36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6000" calcext:value-type="float">
            <text:p>66000</text:p>
          </table:table-cell>
          <table:table-cell table:number-columns-repeated="3"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957" calcext:value-type="float">
            <text:p>95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100.0</text:p>
          </table:table-cell>
          <table:table-cell office:value-type="string" calcext:value-type="string">
            <text:p>10464.932699109717</text:p>
          </table:table-cell>
          <table:table-cell office:value-type="string" calcext:value-type="string">
            <text:p>3.4413879984640516</text:p>
          </table:table-cell>
          <table:table-cell office:value-type="string" calcext:value-type="string">
            <text:p>93543.16912599461</text:p>
          </table:table-cell>
          <table:table-cell office:value-type="string" calcext:value-type="string">
            <text:p>40005.2131661442</text:p>
          </table:table-cell>
          <table:table-cell office:value-type="string" calcext:value-type="string">
            <text:p>8.971584023517275</text:p>
          </table:table-cell>
          <table:table-cell office:value-type="string" calcext:value-type="string">
            <text:p>3.0749002713831413</text:p>
          </table:table-cell>
          <table:table-cell office:value-type="float" office:value="2100" calcext:value-type="float">
            <text:p>2100</text:p>
          </table:table-cell>
          <table:table-cell office:value-type="float" office:value="3700" calcext:value-type="float">
            <text:p>3700</text:p>
          </table:table-cell>
          <table:table-cell office:value-type="float" office:value="6700" calcext:value-type="float">
            <text:p>6700</text:p>
          </table:table-cell>
          <table:table-cell office:value-type="float" office:value="17000" calcext:value-type="float">
            <text:p>17000</text:p>
          </table:table-cell>
          <table:table-cell office:value-type="float" office:value="43000" calcext:value-type="float">
            <text:p>43000</text:p>
          </table:table-cell>
          <table:table-cell office:value-type="float" office:value="53000" calcext:value-type="float">
            <text:p>53000</text:p>
          </table:table-cell>
          <table:table-cell office:value-type="float" office:value="63000" calcext:value-type="float">
            <text:p>63000</text:p>
          </table:table-cell>
          <table:table-cell office:value-type="float" office:value="72000" calcext:value-type="float">
            <text:p>72000</text:p>
          </table:table-cell>
          <table:table-cell table:number-columns-repeated="3" office:value-type="float" office:value="94000" calcext:value-type="float">
            <text:p>94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3076" calcext:value-type="float">
            <text:p>307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10030.927232445967</text:p>
          </table:table-cell>
          <table:table-cell office:value-type="string" calcext:value-type="string">
            <text:p>2.220875998318661</text:p>
          </table:table-cell>
          <table:table-cell office:value-type="string" calcext:value-type="string">
            <text:p>101013.44728899858</text:p>
          </table:table-cell>
          <table:table-cell office:value-type="string" calcext:value-type="string">
            <text:p>176843.18790637192</text:p>
          </table:table-cell>
          <table:table-cell office:value-type="string" calcext:value-type="string">
            <text:p>28.83656474016629</text:p>
          </table:table-cell>
          <table:table-cell office:value-type="string" calcext:value-type="string">
            <text:p>9.852805442755127</text:p>
          </table:table-cell>
          <table:table-cell office:value-type="float" office:value="2400" calcext:value-type="float">
            <text:p>2400</text:p>
          </table:table-cell>
          <table:table-cell office:value-type="float" office:value="4000" calcext:value-type="float">
            <text:p>4000</text:p>
          </table:table-cell>
          <table:table-cell office:value-type="float" office:value="5900" calcext:value-type="float">
            <text:p>5900</text:p>
          </table:table-cell>
          <table:table-cell office:value-type="float" office:value="11000" calcext:value-type="float">
            <text:p>1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4000" calcext:value-type="float">
            <text:p>64000</text:p>
          </table:table-cell>
          <table:table-cell office:value-type="float" office:value="73000" calcext:value-type="float">
            <text:p>73000</text:p>
          </table:table-cell>
          <table:table-cell office:value-type="float" office:value="93000" calcext:value-type="float">
            <text:p>93000</text:p>
          </table:table-cell>
          <table:table-cell table:number-columns-repeated="2" office:value-type="float" office:value="101000" calcext:value-type="float">
            <text:p>101000</text:p>
          </table:table-cell>
        </table:table-row>
      </table:table>
      <table:table table:name="100_usuarios_3_wordp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1765.55299433631</text:p>
          </table:table-cell>
          <table:table-cell office:value-type="string" calcext:value-type="string">
            <text:p>138.41217599838274</text:p>
          </table:table-cell>
          <table:table-cell office:value-type="string" calcext:value-type="string">
            <text:p>8280.611223999585</text:p>
          </table:table-cell>
          <table:table-cell office:value-type="string" calcext:value-type="string">
            <text:p>463903.0</text:p>
          </table:table-cell>
          <table:table-cell office:value-type="string" calcext:value-type="string">
            <text:p>2.202583080867629</text:p>
          </table:table-cell>
          <table:table-cell office:value-type="string" calcext:value-type="string">
            <text:p>0.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  <table:table-cell office:value-type="float" office:value="3200" calcext:value-type="float">
            <text:p>3200</text:p>
          </table:table-cell>
          <table:table-cell office:value-type="float" office:value="4900" calcext:value-type="float">
            <text:p>4900</text:p>
          </table:table-cell>
          <table:table-cell office:value-type="float" office:value="7000" calcext:value-type="float">
            <text:p>70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1603.068888101944</text:p>
          </table:table-cell>
          <table:table-cell office:value-type="string" calcext:value-type="string">
            <text:p>126.47326099977363</text:p>
          </table:table-cell>
          <table:table-cell office:value-type="string" calcext:value-type="string">
            <text:p>8285.823211997922</text:p>
          </table:table-cell>
          <table:table-cell office:value-type="string" calcext:value-type="string">
            <text:p>470281.0</text:p>
          </table:table-cell>
          <table:table-cell office:value-type="string" calcext:value-type="string">
            <text:p>8.799893541096736</text:p>
          </table:table-cell>
          <table:table-cell office:value-type="string" calcext:value-type="string">
            <text:p>0.0</text:p>
          </table:table-cell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900" calcext:value-type="float">
            <text:p>2900</text:p>
          </table:table-cell>
          <table:table-cell office:value-type="float" office:value="3400" calcext:value-type="float">
            <text:p>3400</text:p>
          </table:table-cell>
          <table:table-cell office:value-type="float" office:value="6800" calcext:value-type="float">
            <text:p>68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0.0</text:p>
          </table:table-cell>
          <table:table-cell office:value-type="string" calcext:value-type="string">
            <text:p>1259.3192150581292</text:p>
          </table:table-cell>
          <table:table-cell office:value-type="string" calcext:value-type="string">
            <text:p>103.18866499437718</text:p>
          </table:table-cell>
          <table:table-cell office:value-type="string" calcext:value-type="string">
            <text:p>8138.964042002044</text:p>
          </table:table-cell>
          <table:table-cell office:value-type="string" calcext:value-type="string">
            <text:p>60533.0</text:p>
          </table:table-cell>
          <table:table-cell office:value-type="string" calcext:value-type="string">
            <text:p>4.4886764207255</text:p>
          </table:table-cell>
          <table:table-cell office:value-type="string" calcext:value-type="string">
            <text:p>0.0</text:p>
          </table:table-cell>
          <table:table-cell office:value-type="float" office:value="990" calcext:value-type="float">
            <text:p>99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311.282177481106</text:p>
          </table:table-cell>
          <table:table-cell office:value-type="string" calcext:value-type="string">
            <text:p>110.44642900378676</text:p>
          </table:table-cell>
          <table:table-cell office:value-type="string" calcext:value-type="string">
            <text:p>8132.10609700036</text:p>
          </table:table-cell>
          <table:table-cell office:value-type="string" calcext:value-type="string">
            <text:p>60464.0</text:p>
          </table:table-cell>
          <table:table-cell office:value-type="string" calcext:value-type="string">
            <text:p>6.837402454826052</text:p>
          </table:table-cell>
          <table:table-cell office:value-type="string" calcext:value-type="string">
            <text:p>0.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3500" calcext:value-type="float">
            <text:p>3500</text:p>
          </table:table-cell>
          <table:table-cell office:value-type="float" office:value="6700" calcext:value-type="float">
            <text:p>670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1460.6432179523235</text:p>
          </table:table-cell>
          <table:table-cell office:value-type="string" calcext:value-type="string">
            <text:p>103.18866499437718</text:p>
          </table:table-cell>
          <table:table-cell office:value-type="string" calcext:value-type="string">
            <text:p>8285.823211997922</text:p>
          </table:table-cell>
          <table:table-cell office:value-type="string" calcext:value-type="string">
            <text:p>261787.52968676953</text:p>
          </table:table-cell>
          <table:table-cell office:value-type="string" calcext:value-type="string">
            <text:p>22.328555497515918</text:p>
          </table:table-cell>
          <table:table-cell office:value-type="string" calcext:value-type="string">
            <text:p>0.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700" calcext:value-type="float">
            <text:p>2700</text:p>
          </table:table-cell>
          <table:table-cell office:value-type="float" office:value="3500" calcext:value-type="float">
            <text:p>3500</text:p>
          </table:table-cell>
          <table:table-cell office:value-type="float" office:value="6700" calcext:value-type="float">
            <text:p>6700</text:p>
          </table:table-cell>
          <table:table-cell office:value-type="float" office:value="7700" calcext:value-type="float">
            <text:p>7700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8300" calcext:value-type="float">
            <text:p>8300</text:p>
          </table:table-cell>
        </table:table-row>
      </table:table>
      <table:table table:name="10_usuarios_3_wordpres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number-columns-repeated="4" table:default-cell-style-name="Default"/>
        <table:table-column table:style-name="co17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277.6611428500473</text:p>
          </table:table-cell>
          <table:table-cell office:value-type="string" calcext:value-type="string">
            <text:p>131.25332399795298</text:p>
          </table:table-cell>
          <table:table-cell office:value-type="string" calcext:value-type="string">
            <text:p>1336.448397996719</text:p>
          </table:table-cell>
          <table:table-cell office:value-type="string" calcext:value-type="string">
            <text:p>463903.0</text:p>
          </table:table-cell>
          <table:table-cell office:value-type="string" calcext:value-type="string">
            <text:p>0.209323480934028</text:p>
          </table:table-cell>
          <table:table-cell office:value-type="string" calcext:value-type="string">
            <text:p>0.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1100" calcext:value-type="float">
            <text:p>1100</text:p>
          </table:table-cell>
          <table:table-cell table:number-columns-repeated="6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204.22889799210822</text:p>
          </table:table-cell>
          <table:table-cell office:value-type="string" calcext:value-type="string">
            <text:p>109.35863600025186</text:p>
          </table:table-cell>
          <table:table-cell office:value-type="string" calcext:value-type="string">
            <text:p>2326.663871004712</text:p>
          </table:table-cell>
          <table:table-cell office:value-type="string" calcext:value-type="string">
            <text:p>470281.0</text:p>
          </table:table-cell>
          <table:table-cell office:value-type="string" calcext:value-type="string">
            <text:p>1.3501364520244805</text:p>
          </table:table-cell>
          <table:table-cell office:value-type="string" calcext:value-type="string">
            <text:p>0.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45.1494648170692</text:p>
          </table:table-cell>
          <table:table-cell office:value-type="string" calcext:value-type="string">
            <text:p>94.65410000120755</text:p>
          </table:table-cell>
          <table:table-cell office:value-type="string" calcext:value-type="string">
            <text:p>1132.0369580062106</text:p>
          </table:table-cell>
          <table:table-cell office:value-type="string" calcext:value-type="string">
            <text:p>60533.0</text:p>
          </table:table-cell>
          <table:table-cell office:value-type="string" calcext:value-type="string">
            <text:p>0.7430983573157994</text:p>
          </table:table-cell>
          <table:table-cell office:value-type="string" calcext:value-type="string">
            <text:p>0.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78.1794512873561</text:p>
          </table:table-cell>
          <table:table-cell office:value-type="string" calcext:value-type="string">
            <text:p>79.03616099792998</text:p>
          </table:table-cell>
          <table:table-cell office:value-type="string" calcext:value-type="string">
            <text:p>2301.0668709976017</text:p>
          </table:table-cell>
          <table:table-cell office:value-type="string" calcext:value-type="string">
            <text:p>60464.0</text:p>
          </table:table-cell>
          <table:table-cell office:value-type="string" calcext:value-type="string">
            <text:p>0.9105571420630219</text:p>
          </table:table-cell>
          <table:table-cell office:value-type="string" calcext:value-type="string">
            <text:p>0.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100" calcext:value-type="float">
            <text:p>1100</text:p>
          </table:table-cell>
          <table:table-cell table:number-columns-repeated="4" office:value-type="float" office:value="2300" calcext:value-type="float">
            <text:p>23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87.96734515307753</text:p>
          </table:table-cell>
          <table:table-cell office:value-type="string" calcext:value-type="string">
            <text:p>79.03616099792998</text:p>
          </table:table-cell>
          <table:table-cell office:value-type="string" calcext:value-type="string">
            <text:p>2326.663871004712</text:p>
          </table:table-cell>
          <table:table-cell office:value-type="string" calcext:value-type="string">
            <text:p>258965.8631921824</text:p>
          </table:table-cell>
          <table:table-cell office:value-type="string" calcext:value-type="string">
            <text:p>3.2131154323373297</text:p>
          </table:table-cell>
          <table:table-cell office:value-type="string" calcext:value-type="string">
            <text:p>0.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2300" calcext:value-type="float">
            <text:p>2300</text:p>
          </table:table-cell>
        </table:table-row>
      </table:table>
      <table:table table:name="planilha_graficos_3_wordpress" table:style-name="ta1">
        <table:shapes>
          <draw:frame draw:z-index="0" draw:style-name="gr1" draw:text-style-name="P1" svg:width="15.997cm" svg:height="10.04cm" svg:x="0.551cm" svg:y="0.823cm">
            <draw:object draw:notify-on-update-of-ranges="planilhas_wordpress_3_instancias.D33:planilhas_wordpress_3_instancias.D35 planilhas_wordpress_3_instancias.E32:planilhas_wordpress_3_instancias.E32 planilhas_wordpress_3_instancias.E33:planilhas_wordpress_3_instancias.E35 planilhas_wordpress_3_instancias.F32:planilhas_wordpress_3_instancias.F32 planilhas_wordpress_3_instancias.F33:planilhas_wordpress_3_instancias.F35 planilhas_wordpress_3_instancias.G32:planilhas_wordpress_3_instancias.G32 planilhas_wordpress_3_instancias.G33:planilhas_wordpress_3_instancias.G35 planilhas_wordpress_3_instancias.H32:planilhas_wordpress_3_instancias.H32 planilhas_wordpress_3_instancias.H33:planilhas_wordpress_3_instancias.H35 planilhas_wordpress_3_instancias.I32:planilhas_wordpress_3_instancias.I32 planilhas_wordpress_3_instancias.I33:planilhas_wordpress_3_instancias.I35 planilhas_wordpress_3_instancias.J32:planilhas_wordpress_3_instancias.J32 planilhas_wordpress_3_instancias.J33:planilhas_wordpress_3_instancias.J35 planilhas_wordpress_3_instancias.K32:planilhas_wordpress_3_instancias.K32 planilhas_wordpress_3_instancias.K33:planilhas_wordpress_3_instancias.K35 planilhas_wordpress_3_instancias.L32:planilhas_wordpress_3_instancias.L32 planilhas_wordpress_3_instancias.L33:planilhas_wordpress_3_instancias.L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87cm" svg:height="9.005cm" svg:x="16.659cm" svg:y="1.17cm">
            <draw:object draw:notify-on-update-of-ranges="planilhas_wordpress_3_instancias.D40:planilhas_wordpress_3_instancias.D42 planilhas_wordpress_3_instancias.E39:planilhas_wordpress_3_instancias.E39 planilhas_wordpress_3_instancias.E40:planilhas_wordpress_3_instancias.E42 planilhas_wordpress_3_instancias.F39:planilhas_wordpress_3_instancias.F39 planilhas_wordpress_3_instancias.F40:planilhas_wordpress_3_instancias.F42 planilhas_wordpress_3_instancias.G39:planilhas_wordpress_3_instancias.G39 planilhas_wordpress_3_instancias.G40:planilhas_wordpress_3_instancias.G42 planilhas_wordpress_3_instancias.H39:planilhas_wordpress_3_instancias.H39 planilhas_wordpress_3_instancias.H40:planilhas_wordpress_3_instancias.H42 planilhas_wordpress_3_instancias.I39:planilhas_wordpress_3_instancias.I39 planilhas_wordpress_3_instancias.I40:planilhas_wordpress_3_instancias.I42 planilhas_wordpress_3_instancias.J39:planilhas_wordpress_3_instancias.J39 planilhas_wordpress_3_instancias.J40:planilhas_wordpress_3_instancias.J42 planilhas_wordpress_3_instancias.K39:planilhas_wordpress_3_instancias.K39 planilhas_wordpress_3_instancias.K40:planilhas_wordpress_3_instancias.K42 planilhas_wordpress_3_instancias.L39:planilhas_wordpress_3_instancias.L39 planilhas_wordpress_3_instancias.L40:planilhas_wordpress_3_instancias.L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87cm" svg:height="9.005cm" svg:x="32.546cm" svg:y="0.984cm">
            <draw:object draw:notify-on-update-of-ranges="planilhas_wordpress_3_instancias.D46:planilhas_wordpress_3_instancias.D48 planilhas_wordpress_3_instancias.E45:planilhas_wordpress_3_instancias.E45 planilhas_wordpress_3_instancias.E46:planilhas_wordpress_3_instancias.E48 planilhas_wordpress_3_instancias.F45:planilhas_wordpress_3_instancias.F45 planilhas_wordpress_3_instancias.F46:planilhas_wordpress_3_instancias.F48 planilhas_wordpress_3_instancias.G45:planilhas_wordpress_3_instancias.G45 planilhas_wordpress_3_instancias.G46:planilhas_wordpress_3_instancias.G48 planilhas_wordpress_3_instancias.H45:planilhas_wordpress_3_instancias.H45 planilhas_wordpress_3_instancias.H46:planilhas_wordpress_3_instancias.H48 planilhas_wordpress_3_instancias.I45:planilhas_wordpress_3_instancias.I45 planilhas_wordpress_3_instancias.I46:planilhas_wordpress_3_instancias.I48 planilhas_wordpress_3_instancias.J45:planilhas_wordpress_3_instancias.J45 planilhas_wordpress_3_instancias.J46:planilhas_wordpress_3_instancias.J48 planilhas_wordpress_3_instancias.K45:planilhas_wordpress_3_instancias.K45 planilhas_wordpress_3_instancias.K46:planilhas_wordpress_3_instancias.K48 planilhas_wordpress_3_instancias.L45:planilhas_wordpress_3_instancias.L45 planilhas_wordpress_3_instancias.L46:planilhas_wordpress_3_instancias.L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87cm" svg:height="9.004cm" svg:x="48.544cm" svg:y="1.009cm">
            <draw:object draw:notify-on-update-of-ranges="planilhas_wordpress_3_instancias.D53:planilhas_wordpress_3_instancias.D55 planilhas_wordpress_3_instancias.E52:planilhas_wordpress_3_instancias.E52 planilhas_wordpress_3_instancias.E53:planilhas_wordpress_3_instancias.E55 planilhas_wordpress_3_instancias.F52:planilhas_wordpress_3_instancias.F52 planilhas_wordpress_3_instancias.F53:planilhas_wordpress_3_instancias.F55 planilhas_wordpress_3_instancias.G52:planilhas_wordpress_3_instancias.G52 planilhas_wordpress_3_instancias.G53:planilhas_wordpress_3_instancias.G55 planilhas_wordpress_3_instancias.H52:planilhas_wordpress_3_instancias.H52 planilhas_wordpress_3_instancias.H53:planilhas_wordpress_3_instancias.H55 planilhas_wordpress_3_instancias.I52:planilhas_wordpress_3_instancias.I52 planilhas_wordpress_3_instancias.I53:planilhas_wordpress_3_instancias.I55 planilhas_wordpress_3_instancias.J52:planilhas_wordpress_3_instancias.J52 planilhas_wordpress_3_instancias.J53:planilhas_wordpress_3_instancias.J55 planilhas_wordpress_3_instancias.K52:planilhas_wordpress_3_instancias.K52 planilhas_wordpress_3_instancias.K53:planilhas_wordpress_3_instancias.K55 planilhas_wordpress_3_instancias.L52:planilhas_wordpress_3_instancias.L52 planilhas_wordpress_3_instancias.L53:planilhas_wordpress_3_instancias.L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planilhas_wordpress_3_instancias" table:style-name="ta1">
        <table:shapes>
          <draw:frame draw:z-index="0" draw:style-name="gr1" draw:text-style-name="P1" svg:width="15.987cm" svg:height="10.04cm" svg:x="46.917cm" svg:y="4.303cm">
            <draw:object draw:notify-on-update-of-ranges="planilhas_wordpress_3_instancias.D32:planilhas_wordpress_3_instancias.D32 planilhas_wordpress_3_instancias.D33:planilhas_wordpress_3_instancias.D35 planilhas_wordpress_3_instancias.E32:planilhas_wordpress_3_instancias.E32 planilhas_wordpress_3_instancias.E33:planilhas_wordpress_3_instancias.E35 planilhas_wordpress_3_instancias.F32:planilhas_wordpress_3_instancias.F32 planilhas_wordpress_3_instancias.F33:planilhas_wordpress_3_instancias.F35 planilhas_wordpress_3_instancias.G32:planilhas_wordpress_3_instancias.G32 planilhas_wordpress_3_instancias.G33:planilhas_wordpress_3_instancias.G35 planilhas_wordpress_3_instancias.H32:planilhas_wordpress_3_instancias.H32 planilhas_wordpress_3_instancias.H33:planilhas_wordpress_3_instancias.H35 planilhas_wordpress_3_instancias.I32:planilhas_wordpress_3_instancias.I32 planilhas_wordpress_3_instancias.I33:planilhas_wordpress_3_instancias.I35 planilhas_wordpress_3_instancias.J32:planilhas_wordpress_3_instancias.J32 planilhas_wordpress_3_instancias.J33:planilhas_wordpress_3_instancias.J35 planilhas_wordpress_3_instancias.K32:planilhas_wordpress_3_instancias.K32 planilhas_wordpress_3_instancias.K33:planilhas_wordpress_3_instancias.K35 planilhas_wordpress_3_instancias.L32:planilhas_wordpress_3_instancias.L32 planilhas_wordpress_3_instancias.L33:planilhas_wordpress_3_instancias.L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7cm" svg:height="9.005cm" svg:x="47.412cm" svg:y="15.273cm">
            <draw:object draw:notify-on-update-of-ranges="planilhas_wordpress_3_instancias.D39:planilhas_wordpress_3_instancias.D39 planilhas_wordpress_3_instancias.D40:planilhas_wordpress_3_instancias.D42 planilhas_wordpress_3_instancias.E39:planilhas_wordpress_3_instancias.E39 planilhas_wordpress_3_instancias.E40:planilhas_wordpress_3_instancias.E42 planilhas_wordpress_3_instancias.F39:planilhas_wordpress_3_instancias.F39 planilhas_wordpress_3_instancias.F40:planilhas_wordpress_3_instancias.F42 planilhas_wordpress_3_instancias.G39:planilhas_wordpress_3_instancias.G39 planilhas_wordpress_3_instancias.G40:planilhas_wordpress_3_instancias.G42 planilhas_wordpress_3_instancias.H39:planilhas_wordpress_3_instancias.H39 planilhas_wordpress_3_instancias.H40:planilhas_wordpress_3_instancias.H42 planilhas_wordpress_3_instancias.I39:planilhas_wordpress_3_instancias.I39 planilhas_wordpress_3_instancias.I40:planilhas_wordpress_3_instancias.I42 planilhas_wordpress_3_instancias.J39:planilhas_wordpress_3_instancias.J39 planilhas_wordpress_3_instancias.J40:planilhas_wordpress_3_instancias.J42 planilhas_wordpress_3_instancias.K39:planilhas_wordpress_3_instancias.K39 planilhas_wordpress_3_instancias.K40:planilhas_wordpress_3_instancias.K42 planilhas_wordpress_3_instancias.L39:planilhas_wordpress_3_instancias.L39 planilhas_wordpress_3_instancias.L40:planilhas_wordpress_3_instancias.L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7cm" svg:height="9.005cm" svg:x="46.588cm" svg:y="24.357cm">
            <draw:object draw:notify-on-update-of-ranges="planilhas_wordpress_3_instancias.D45:planilhas_wordpress_3_instancias.D45 planilhas_wordpress_3_instancias.D46:planilhas_wordpress_3_instancias.D48 planilhas_wordpress_3_instancias.E45:planilhas_wordpress_3_instancias.E45 planilhas_wordpress_3_instancias.E46:planilhas_wordpress_3_instancias.E48 planilhas_wordpress_3_instancias.F45:planilhas_wordpress_3_instancias.F45 planilhas_wordpress_3_instancias.F46:planilhas_wordpress_3_instancias.F48 planilhas_wordpress_3_instancias.G45:planilhas_wordpress_3_instancias.G45 planilhas_wordpress_3_instancias.G46:planilhas_wordpress_3_instancias.G48 planilhas_wordpress_3_instancias.H45:planilhas_wordpress_3_instancias.H45 planilhas_wordpress_3_instancias.H46:planilhas_wordpress_3_instancias.H48 planilhas_wordpress_3_instancias.I45:planilhas_wordpress_3_instancias.I45 planilhas_wordpress_3_instancias.I46:planilhas_wordpress_3_instancias.I48 planilhas_wordpress_3_instancias.J45:planilhas_wordpress_3_instancias.J45 planilhas_wordpress_3_instancias.J46:planilhas_wordpress_3_instancias.J48 planilhas_wordpress_3_instancias.K45:planilhas_wordpress_3_instancias.K45 planilhas_wordpress_3_instancias.K46:planilhas_wordpress_3_instancias.K48 planilhas_wordpress_3_instancias.L45:planilhas_wordpress_3_instancias.L45 planilhas_wordpress_3_instancias.L46:planilhas_wordpress_3_instancias.L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7cm" svg:height="9.004cm" svg:x="46.686cm" svg:y="34.558cm">
            <draw:object draw:notify-on-update-of-ranges="planilhas_wordpress_3_instancias.D52:planilhas_wordpress_3_instancias.D52 planilhas_wordpress_3_instancias.D53:planilhas_wordpress_3_instancias.D55 planilhas_wordpress_3_instancias.E52:planilhas_wordpress_3_instancias.E52 planilhas_wordpress_3_instancias.E53:planilhas_wordpress_3_instancias.E55 planilhas_wordpress_3_instancias.F52:planilhas_wordpress_3_instancias.F52 planilhas_wordpress_3_instancias.F53:planilhas_wordpress_3_instancias.F55 planilhas_wordpress_3_instancias.G52:planilhas_wordpress_3_instancias.G52 planilhas_wordpress_3_instancias.G53:planilhas_wordpress_3_instancias.G55 planilhas_wordpress_3_instancias.H52:planilhas_wordpress_3_instancias.H52 planilhas_wordpress_3_instancias.H53:planilhas_wordpress_3_instancias.H55 planilhas_wordpress_3_instancias.I52:planilhas_wordpress_3_instancias.I52 planilhas_wordpress_3_instancias.I53:planilhas_wordpress_3_instancias.I55 planilhas_wordpress_3_instancias.J52:planilhas_wordpress_3_instancias.J52 planilhas_wordpress_3_instancias.J53:planilhas_wordpress_3_instancias.J55 planilhas_wordpress_3_instancias.K52:planilhas_wordpress_3_instancias.K52 planilhas_wordpress_3_instancias.K53:planilhas_wordpress_3_instancias.K55 planilhas_wordpress_3_instancias.L52:planilhas_wordpress_3_instancias.L52 planilhas_wordpress_3_instancias.L53:planilhas_wordpress_3_instancias.L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number-columns-repeated="1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3" office:value-type="percentage" office:value="0.999" calcext:value-type="percentage">
            <text:p>99,90%</text:p>
          </table:table-cell>
          <table:table-cell table:style-name="ce3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77.661142850047" calcext:value-type="float">
            <text:p>277,661142850047</text:p>
          </table:table-cell>
          <table:table-cell office:value-type="float" office:value="131.253323997953" calcext:value-type="float">
            <text:p>131,253323997953</text:p>
          </table:table-cell>
          <table:table-cell office:value-type="float" office:value="1336.44839799672" calcext:value-type="float">
            <text:p>1336,44839799672</text:p>
          </table:table-cell>
          <table:table-cell office:value-type="float" office:value="463903" calcext:value-type="float">
            <text:p>463903</text:p>
          </table:table-cell>
          <table:table-cell office:value-type="float" office:value="0.209323480934028" calcext:value-type="float">
            <text:p>0,209323480934028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1100" calcext:value-type="float">
            <text:p>1100</text:p>
          </table:table-cell>
          <table:table-cell table:number-columns-repeated="6" office:value-type="float" office:value="1300" calcext:value-type="float">
            <text:p>1300</text:p>
          </table:table-cell>
          <table:table-cell office:value-type="string" calcext:value-type="string">
            <text:p>10_us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04.228897992108" calcext:value-type="float">
            <text:p>204,228897992108</text:p>
          </table:table-cell>
          <table:table-cell office:value-type="float" office:value="109.358636000252" calcext:value-type="float">
            <text:p>109,358636000252</text:p>
          </table:table-cell>
          <table:table-cell office:value-type="float" office:value="2326.66387100471" calcext:value-type="float">
            <text:p>2326,66387100471</text:p>
          </table:table-cell>
          <table:table-cell office:value-type="float" office:value="470281" calcext:value-type="float">
            <text:p>470281</text:p>
          </table:table-cell>
          <table:table-cell office:value-type="float" office:value="1.35013645202448" calcext:value-type="float">
            <text:p>1,3501364520244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2300" calcext:value-type="float">
            <text:p>2300</text:p>
          </table:table-cell>
          <table:table-cell office:value-type="string" calcext:value-type="string">
            <text:p>10_us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5.149464817069" calcext:value-type="float">
            <text:p>145,149464817069</text:p>
          </table:table-cell>
          <table:table-cell office:value-type="float" office:value="94.6541000012076" calcext:value-type="float">
            <text:p>94,6541000012076</text:p>
          </table:table-cell>
          <table:table-cell office:value-type="float" office:value="1132.03695800621" calcext:value-type="float">
            <text:p>1132,03695800621</text:p>
          </table:table-cell>
          <table:table-cell office:value-type="float" office:value="60533" calcext:value-type="float">
            <text:p>60533</text:p>
          </table:table-cell>
          <table:table-cell office:value-type="float" office:value="0.743098357315799" calcext:value-type="float">
            <text:p>0,74309835731579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string" calcext:value-type="string">
            <text:p>10_us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78.179451287356" calcext:value-type="float">
            <text:p>178,179451287356</text:p>
          </table:table-cell>
          <table:table-cell office:value-type="float" office:value="79.03616099793" calcext:value-type="float">
            <text:p>79,03616099793</text:p>
          </table:table-cell>
          <table:table-cell office:value-type="float" office:value="2301.0668709976" calcext:value-type="float">
            <text:p>2301,0668709976</text:p>
          </table:table-cell>
          <table:table-cell office:value-type="float" office:value="60464" calcext:value-type="float">
            <text:p>60464</text:p>
          </table:table-cell>
          <table:table-cell office:value-type="float" office:value="0.910557142063022" calcext:value-type="float">
            <text:p>0,9105571420630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100" calcext:value-type="float">
            <text:p>1100</text:p>
          </table:table-cell>
          <table:table-cell table:number-columns-repeated="4" office:value-type="float" office:value="2300" calcext:value-type="float">
            <text:p>2300</text:p>
          </table:table-cell>
          <table:table-cell office:value-type="string" calcext:value-type="string">
            <text:p>10_user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7.967345153078" calcext:value-type="float">
            <text:p>187,967345153078</text:p>
          </table:table-cell>
          <table:table-cell office:value-type="float" office:value="79.03616099793" calcext:value-type="float">
            <text:p>79,03616099793</text:p>
          </table:table-cell>
          <table:table-cell office:value-type="float" office:value="2326.66387100471" calcext:value-type="float">
            <text:p>2326,66387100471</text:p>
          </table:table-cell>
          <table:table-cell office:value-type="float" office:value="258965.863192182" calcext:value-type="float">
            <text:p>258965,863192182</text:p>
          </table:table-cell>
          <table:table-cell office:value-type="float" office:value="3.21311543233733" calcext:value-type="float">
            <text:p>3,213115432337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2300" calcext:value-type="float">
            <text:p>2300</text:p>
          </table:table-cell>
          <table:table-cell office:value-type="string" calcext:value-type="string">
            <text:p>10_user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3" office:value-type="percentage" office:value="0.999" calcext:value-type="percentage">
            <text:p>99,90%</text:p>
          </table:table-cell>
          <table:table-cell table:style-name="ce3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765.55299433631" calcext:value-type="float">
            <text:p>1765,55299433631</text:p>
          </table:table-cell>
          <table:table-cell office:value-type="float" office:value="138.412175998383" calcext:value-type="float">
            <text:p>138,412175998383</text:p>
          </table:table-cell>
          <table:table-cell office:value-type="float" office:value="8280.61122399959" calcext:value-type="float">
            <text:p>8280,61122399959</text:p>
          </table:table-cell>
          <table:table-cell office:value-type="float" office:value="463903" calcext:value-type="float">
            <text:p>463903</text:p>
          </table:table-cell>
          <table:table-cell office:value-type="float" office:value="2.20258308086763" calcext:value-type="float">
            <text:p>2,20258308086763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  <table:table-cell office:value-type="float" office:value="3200" calcext:value-type="float">
            <text:p>3200</text:p>
          </table:table-cell>
          <table:table-cell office:value-type="float" office:value="4900" calcext:value-type="float">
            <text:p>4900</text:p>
          </table:table-cell>
          <table:table-cell office:value-type="float" office:value="7000" calcext:value-type="float">
            <text:p>70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8300" calcext:value-type="float">
            <text:p>8300</text:p>
          </table:table-cell>
          <table:table-cell office:value-type="string" calcext:value-type="string">
            <text:p>100_us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603.06888810194" calcext:value-type="float">
            <text:p>1603,06888810194</text:p>
          </table:table-cell>
          <table:table-cell office:value-type="float" office:value="126.473260999774" calcext:value-type="float">
            <text:p>126,473260999774</text:p>
          </table:table-cell>
          <table:table-cell office:value-type="float" office:value="8285.82321199792" calcext:value-type="float">
            <text:p>8285,82321199792</text:p>
          </table:table-cell>
          <table:table-cell office:value-type="float" office:value="470281" calcext:value-type="float">
            <text:p>470281</text:p>
          </table:table-cell>
          <table:table-cell office:value-type="float" office:value="8.79989354109674" calcext:value-type="float">
            <text:p>8,79989354109674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900" calcext:value-type="float">
            <text:p>2900</text:p>
          </table:table-cell>
          <table:table-cell office:value-type="float" office:value="3400" calcext:value-type="float">
            <text:p>3400</text:p>
          </table:table-cell>
          <table:table-cell office:value-type="float" office:value="6800" calcext:value-type="float">
            <text:p>68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8300" calcext:value-type="float">
            <text:p>8300</text:p>
          </table:table-cell>
          <table:table-cell office:value-type="string" calcext:value-type="string">
            <text:p>100_us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1259.31921505813" calcext:value-type="float">
            <text:p>1259,31921505813</text:p>
          </table:table-cell>
          <table:table-cell office:value-type="float" office:value="103.188664994377" calcext:value-type="float">
            <text:p>103,188664994377</text:p>
          </table:table-cell>
          <table:table-cell office:value-type="float" office:value="8138.96404200204" calcext:value-type="float">
            <text:p>8138,96404200204</text:p>
          </table:table-cell>
          <table:table-cell office:value-type="float" office:value="60533" calcext:value-type="float">
            <text:p>60533</text:p>
          </table:table-cell>
          <table:table-cell office:value-type="float" office:value="4.4886764207255" calcext:value-type="float">
            <text:p>4,488676420725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8100" calcext:value-type="float">
            <text:p>8100</text:p>
          </table:table-cell>
          <table:table-cell office:value-type="string" calcext:value-type="string">
            <text:p>100_us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11.28217748111" calcext:value-type="float">
            <text:p>1311,28217748111</text:p>
          </table:table-cell>
          <table:table-cell office:value-type="float" office:value="110.446429003787" calcext:value-type="float">
            <text:p>110,446429003787</text:p>
          </table:table-cell>
          <table:table-cell office:value-type="float" office:value="8132.10609700036" calcext:value-type="float">
            <text:p>8132,10609700036</text:p>
          </table:table-cell>
          <table:table-cell office:value-type="float" office:value="60464" calcext:value-type="float">
            <text:p>60464</text:p>
          </table:table-cell>
          <table:table-cell office:value-type="float" office:value="6.83740245482605" calcext:value-type="float">
            <text:p>6,83740245482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3500" calcext:value-type="float">
            <text:p>3500</text:p>
          </table:table-cell>
          <table:table-cell office:value-type="float" office:value="6700" calcext:value-type="float">
            <text:p>670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8100" calcext:value-type="float">
            <text:p>8100</text:p>
          </table:table-cell>
          <table:table-cell office:value-type="string" calcext:value-type="string">
            <text:p>100_user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460.64321795232" calcext:value-type="float">
            <text:p>1460,64321795232</text:p>
          </table:table-cell>
          <table:table-cell office:value-type="float" office:value="103.188664994377" calcext:value-type="float">
            <text:p>103,188664994377</text:p>
          </table:table-cell>
          <table:table-cell office:value-type="float" office:value="8285.82321199792" calcext:value-type="float">
            <text:p>8285,82321199792</text:p>
          </table:table-cell>
          <table:table-cell office:value-type="float" office:value="261787.52968677" calcext:value-type="float">
            <text:p>261787,52968677</text:p>
          </table:table-cell>
          <table:table-cell office:value-type="float" office:value="22.3285554975159" calcext:value-type="float">
            <text:p>22,3285554975159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700" calcext:value-type="float">
            <text:p>2700</text:p>
          </table:table-cell>
          <table:table-cell office:value-type="float" office:value="3500" calcext:value-type="float">
            <text:p>3500</text:p>
          </table:table-cell>
          <table:table-cell office:value-type="float" office:value="6700" calcext:value-type="float">
            <text:p>6700</text:p>
          </table:table-cell>
          <table:table-cell office:value-type="float" office:value="7700" calcext:value-type="float">
            <text:p>7700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8300" calcext:value-type="float">
            <text:p>8300</text:p>
          </table:table-cell>
          <table:table-cell office:value-type="string" calcext:value-type="string">
            <text:p>100_user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3" office:value-type="percentage" office:value="0.999" calcext:value-type="percentage">
            <text:p>99,90%</text:p>
          </table:table-cell>
          <table:table-cell table:style-name="ce3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314" calcext:value-type="float">
            <text:p>314</text:p>
          </table:table-cell>
          <table:table-cell office:value-type="float" office:value="96" calcext:value-type="float">
            <text:p>96</text:p>
          </table:table-cell>
          <table:table-cell office:value-type="float" office:value="2700" calcext:value-type="float">
            <text:p>2700</text:p>
          </table:table-cell>
          <table:table-cell office:value-type="float" office:value="10517.8698455479" calcext:value-type="float">
            <text:p>10517,8698455479</text:p>
          </table:table-cell>
          <table:table-cell office:value-type="float" office:value="3.35023200022988" calcext:value-type="float">
            <text:p>3,35023200022988</text:p>
          </table:table-cell>
          <table:table-cell office:value-type="float" office:value="92797.8463690015" calcext:value-type="float">
            <text:p>92797,8463690015</text:p>
          </table:table-cell>
          <table:table-cell office:value-type="float" office:value="322253.21656051" calcext:value-type="float">
            <text:p>322253,21656051</text:p>
          </table:table-cell>
          <table:table-cell office:value-type="float" office:value="2.9436545280924" calcext:value-type="float">
            <text:p>2,9436545280924</text:p>
          </table:table-cell>
          <table:table-cell office:value-type="float" office:value="0.899970811136529" calcext:value-type="float">
            <text:p>0,899970811136529</text:p>
          </table:table-cell>
          <table:table-cell office:value-type="float" office:value="2800" calcext:value-type="float">
            <text:p>2800</text:p>
          </table:table-cell>
          <table:table-cell office:value-type="float" office:value="4700" calcext:value-type="float">
            <text:p>4700</text:p>
          </table:table-cell>
          <table:table-cell office:value-type="float" office:value="6300" calcext:value-type="float">
            <text:p>6300</text:p>
          </table:table-cell>
          <table:table-cell office:value-type="float" office:value="13000" calcext:value-type="float">
            <text:p>1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6000" calcext:value-type="float">
            <text:p>76000</text:p>
          </table:table-cell>
          <table:table-cell table:number-columns-repeated="3" office:value-type="float" office:value="93000" calcext:value-type="float">
            <text:p>93000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1220" calcext:value-type="float">
            <text:p>1220</text:p>
          </table:table-cell>
          <table:table-cell office:value-type="float" office:value="408" calcext:value-type="float">
            <text:p>408</text:p>
          </table:table-cell>
          <table:table-cell office:value-type="float" office:value="2700" calcext:value-type="float">
            <text:p>2700</text:p>
          </table:table-cell>
          <table:table-cell office:value-type="float" office:value="10230.5264198146" calcext:value-type="float">
            <text:p>10230,5264198146</text:p>
          </table:table-cell>
          <table:table-cell office:value-type="float" office:value="2.22087599831866" calcext:value-type="float">
            <text:p>2,22087599831866</text:p>
          </table:table-cell>
          <table:table-cell office:value-type="float" office:value="101013.447288999" calcext:value-type="float">
            <text:p>101013,447288999</text:p>
          </table:table-cell>
          <table:table-cell office:value-type="float" office:value="313256.586065574" calcext:value-type="float">
            <text:p>313256,586065574</text:p>
          </table:table-cell>
          <table:table-cell office:value-type="float" office:value="11.4371290581934" calcext:value-type="float">
            <text:p>11,4371290581934</text:p>
          </table:table-cell>
          <table:table-cell office:value-type="float" office:value="3.82487594733025" calcext:value-type="float">
            <text:p>3,82487594733025</text:p>
          </table:table-cell>
          <table:table-cell office:value-type="float" office:value="2700" calcext:value-type="float">
            <text:p>2700</text:p>
          </table:table-cell>
          <table:table-cell office:value-type="float" office:value="4700" calcext:value-type="float">
            <text:p>47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73000" calcext:value-type="float">
            <text:p>73000</text:p>
          </table:table-cell>
          <table:table-cell office:value-type="float" office:value="96000" calcext:value-type="float">
            <text:p>96000</text:p>
          </table:table-cell>
          <table:table-cell table:number-columns-repeated="2" office:value-type="float" office:value="101000" calcext:value-type="float">
            <text:p>101000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585" calcext:value-type="float">
            <text:p>585</text:p>
          </table:table-cell>
          <table:table-cell office:value-type="float" office:value="219" calcext:value-type="float">
            <text:p>219</text:p>
          </table:table-cell>
          <table:table-cell office:value-type="float" office:value="1800" calcext:value-type="float">
            <text:p>1800</text:p>
          </table:table-cell>
          <table:table-cell office:value-type="float" office:value="8643.31317996567" calcext:value-type="float">
            <text:p>8643,31317996567</text:p>
          </table:table-cell>
          <table:table-cell office:value-type="float" office:value="2.86999300442403" calcext:value-type="float">
            <text:p>2,86999300442403</text:p>
          </table:table-cell>
          <table:table-cell office:value-type="float" office:value="90487.5686509986" calcext:value-type="float">
            <text:p>90487,5686509986</text:p>
          </table:table-cell>
          <table:table-cell office:value-type="float" office:value="38160.8752136752" calcext:value-type="float">
            <text:p>38160,8752136752</text:p>
          </table:table-cell>
          <table:table-cell office:value-type="float" office:value="5.48419713036322" calcext:value-type="float">
            <text:p>5,48419713036322</text:p>
          </table:table-cell>
          <table:table-cell office:value-type="float" office:value="2.05305841290521" calcext:value-type="float">
            <text:p>2,05305841290521</text:p>
          </table:table-cell>
          <table:table-cell office:value-type="float" office:value="1800" calcext:value-type="float">
            <text:p>1800</text:p>
          </table:table-cell>
          <table:table-cell office:value-type="float" office:value="3200" calcext:value-type="float">
            <text:p>3200</text:p>
          </table:table-cell>
          <table:table-cell office:value-type="float" office:value="4200" calcext:value-type="float">
            <text:p>4200</text:p>
          </table:table-cell>
          <table:table-cell office:value-type="float" office:value="7000" calcext:value-type="float">
            <text:p>7000</text:p>
          </table:table-cell>
          <table:table-cell office:value-type="float" office:value="36000" calcext:value-type="float">
            <text:p>36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6000" calcext:value-type="float">
            <text:p>66000</text:p>
          </table:table-cell>
          <table:table-cell table:number-columns-repeated="3"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957" calcext:value-type="float">
            <text:p>957</text:p>
          </table:table-cell>
          <table:table-cell office:value-type="float" office:value="328" calcext:value-type="float">
            <text:p>328</text:p>
          </table:table-cell>
          <table:table-cell office:value-type="float" office:value="2100" calcext:value-type="float">
            <text:p>2100</text:p>
          </table:table-cell>
          <table:table-cell office:value-type="float" office:value="10464.9326991097" calcext:value-type="float">
            <text:p>10464,9326991097</text:p>
          </table:table-cell>
          <table:table-cell office:value-type="float" office:value="3.44138799846405" calcext:value-type="float">
            <text:p>3,44138799846405</text:p>
          </table:table-cell>
          <table:table-cell office:value-type="float" office:value="93543.1691259946" calcext:value-type="float">
            <text:p>93543,1691259946</text:p>
          </table:table-cell>
          <table:table-cell office:value-type="float" office:value="40005.2131661442" calcext:value-type="float">
            <text:p>40005,2131661442</text:p>
          </table:table-cell>
          <table:table-cell office:value-type="float" office:value="8.97158402351728" calcext:value-type="float">
            <text:p>8,97158402351728</text:p>
          </table:table-cell>
          <table:table-cell office:value-type="float" office:value="3.07490027138314" calcext:value-type="float">
            <text:p>3,07490027138314</text:p>
          </table:table-cell>
          <table:table-cell office:value-type="float" office:value="2100" calcext:value-type="float">
            <text:p>2100</text:p>
          </table:table-cell>
          <table:table-cell office:value-type="float" office:value="3700" calcext:value-type="float">
            <text:p>3700</text:p>
          </table:table-cell>
          <table:table-cell office:value-type="float" office:value="6700" calcext:value-type="float">
            <text:p>6700</text:p>
          </table:table-cell>
          <table:table-cell office:value-type="float" office:value="17000" calcext:value-type="float">
            <text:p>17000</text:p>
          </table:table-cell>
          <table:table-cell office:value-type="float" office:value="43000" calcext:value-type="float">
            <text:p>43000</text:p>
          </table:table-cell>
          <table:table-cell office:value-type="float" office:value="53000" calcext:value-type="float">
            <text:p>53000</text:p>
          </table:table-cell>
          <table:table-cell office:value-type="float" office:value="63000" calcext:value-type="float">
            <text:p>63000</text:p>
          </table:table-cell>
          <table:table-cell office:value-type="float" office:value="72000" calcext:value-type="float">
            <text:p>72000</text:p>
          </table:table-cell>
          <table:table-cell table:number-columns-repeated="3" office:value-type="float" office:value="94000" calcext:value-type="float">
            <text:p>94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3076" calcext:value-type="float">
            <text:p>3076</text:p>
          </table:table-cell>
          <table:table-cell office:value-type="float" office:value="1051" calcext:value-type="float">
            <text:p>1051</text:p>
          </table:table-cell>
          <table:table-cell office:value-type="float" office:value="2400" calcext:value-type="float">
            <text:p>2400</text:p>
          </table:table-cell>
          <table:table-cell office:value-type="float" office:value="10030.927232446" calcext:value-type="float">
            <text:p>10030,927232446</text:p>
          </table:table-cell>
          <table:table-cell office:value-type="float" office:value="2.22087599831866" calcext:value-type="float">
            <text:p>2,22087599831866</text:p>
          </table:table-cell>
          <table:table-cell office:value-type="float" office:value="101013.447288999" calcext:value-type="float">
            <text:p>101013,447288999</text:p>
          </table:table-cell>
          <table:table-cell office:value-type="float" office:value="176843.187906372" calcext:value-type="float">
            <text:p>176843,187906372</text:p>
          </table:table-cell>
          <table:table-cell office:value-type="float" office:value="28.8365647401663" calcext:value-type="float">
            <text:p>28,8365647401663</text:p>
          </table:table-cell>
          <table:table-cell office:value-type="float" office:value="9.85280544275513" calcext:value-type="float">
            <text:p>9,85280544275513</text:p>
          </table:table-cell>
          <table:table-cell office:value-type="float" office:value="2400" calcext:value-type="float">
            <text:p>2400</text:p>
          </table:table-cell>
          <table:table-cell office:value-type="float" office:value="4000" calcext:value-type="float">
            <text:p>4000</text:p>
          </table:table-cell>
          <table:table-cell office:value-type="float" office:value="5900" calcext:value-type="float">
            <text:p>5900</text:p>
          </table:table-cell>
          <table:table-cell office:value-type="float" office:value="11000" calcext:value-type="float">
            <text:p>1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4000" calcext:value-type="float">
            <text:p>64000</text:p>
          </table:table-cell>
          <table:table-cell office:value-type="float" office:value="73000" calcext:value-type="float">
            <text:p>73000</text:p>
          </table:table-cell>
          <table:table-cell office:value-type="float" office:value="93000" calcext:value-type="float">
            <text:p>93000</text:p>
          </table:table-cell>
          <table:table-cell table:number-columns-repeated="2" office:value-type="float" office:value="101000" calcext:value-type="float">
            <text:p>101000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users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_users</text:p>
          </table:table-cell>
          <table:table-cell office:value-type="float" office:value="277.661142850047" calcext:value-type="float">
            <text:p>277,661142850047</text:p>
          </table:table-cell>
          <table:table-cell table:style-name="ce2" office:value-type="float" office:value="20" calcext:value-type="float">
            <text:p>20,0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1.253323997953" calcext:value-type="float">
            <text:p>131,253323997953</text:p>
          </table:table-cell>
          <table:table-cell office:value-type="float" office:value="1336.44839799672" calcext:value-type="float">
            <text:p>1336,44839799672</text:p>
          </table:table-cell>
          <table:table-cell office:value-type="float" office:value="463903" calcext:value-type="float">
            <text:p>463903</text:p>
          </table:table-cell>
          <table:table-cell office:value-type="float" office:value="0.209323480934028" calcext:value-type="float">
            <text:p>0,209323480934028</text:p>
          </table:table-cell>
          <table:table-cell office:value-type="string" calcext:value-type="string">
            <text:p>/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_users</text:p>
          </table:table-cell>
          <table:table-cell office:value-type="float" office:value="1765.55299433631" calcext:value-type="float">
            <text:p>1765,55299433631</text:p>
          </table:table-cell>
          <table:table-cell table:style-name="ce2" office:value-type="float" office:value="211" calcext:value-type="float">
            <text:p>211,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38.412175998383" calcext:value-type="float">
            <text:p>138,412175998383</text:p>
          </table:table-cell>
          <table:table-cell office:value-type="float" office:value="8280.61122399959" calcext:value-type="float">
            <text:p>8280,61122399959</text:p>
          </table:table-cell>
          <table:table-cell office:value-type="float" office:value="463903" calcext:value-type="float">
            <text:p>463903</text:p>
          </table:table-cell>
          <table:table-cell office:value-type="float" office:value="2.20258308086763" calcext:value-type="float">
            <text:p>2,20258308086763</text:p>
          </table:table-cell>
          <table:table-cell office:value-type="string" calcext:value-type="string">
            <text:p>/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0_users</text:p>
          </table:table-cell>
          <table:table-cell office:value-type="float" office:value="10517.8698455479" calcext:value-type="float">
            <text:p>10517,8698455479</text:p>
          </table:table-cell>
          <table:table-cell table:style-name="ce2" office:value-type="float" office:value="314" calcext:value-type="float">
            <text:p>314,00</text:p>
          </table:table-cell>
          <table:table-cell office:value-type="float" office:value="96" calcext:value-type="float">
            <text:p>96</text:p>
          </table:table-cell>
          <table:table-cell office:value-type="float" office:value="2700" calcext:value-type="float">
            <text:p>2700</text:p>
          </table:table-cell>
          <table:table-cell office:value-type="float" office:value="3.35023200022988" calcext:value-type="float">
            <text:p>3,35023200022988</text:p>
          </table:table-cell>
          <table:table-cell office:value-type="float" office:value="92797.8463690015" calcext:value-type="float">
            <text:p>92797,8463690015</text:p>
          </table:table-cell>
          <table:table-cell office:value-type="float" office:value="322253.21656051" calcext:value-type="float">
            <text:p>322253,21656051</text:p>
          </table:table-cell>
          <table:table-cell office:value-type="float" office:value="2.9436545280924" calcext:value-type="float">
            <text:p>2,9436545280924</text:p>
          </table:table-cell>
          <table:table-cell office:value-type="string" calcext:value-type="string">
            <text:p>/</text:p>
          </table:table-cell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users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_users</text:p>
          </table:table-cell>
          <table:table-cell office:value-type="float" office:value="204.228897992108" calcext:value-type="float">
            <text:p>204,22889799210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9.358636000252" calcext:value-type="float">
            <text:p>109,358636000252</text:p>
          </table:table-cell>
          <table:table-cell office:value-type="float" office:value="2326.66387100471" calcext:value-type="float">
            <text:p>2326,66387100471</text:p>
          </table:table-cell>
          <table:table-cell office:value-type="float" office:value="470281" calcext:value-type="float">
            <text:p>470281</text:p>
          </table:table-cell>
          <table:table-cell office:value-type="float" office:value="1.35013645202448" calcext:value-type="float">
            <text:p>1,35013645202448</text:p>
          </table:table-cell>
          <table:table-cell office:value-type="string" calcext:value-type="string">
            <text:p>/?p=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_users</text:p>
          </table:table-cell>
          <table:table-cell office:value-type="float" office:value="1603.06888810194" calcext:value-type="float">
            <text:p>1603,06888810194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26.473260999774" calcext:value-type="float">
            <text:p>126,473260999774</text:p>
          </table:table-cell>
          <table:table-cell office:value-type="float" office:value="8285.82321199792" calcext:value-type="float">
            <text:p>8285,82321199792</text:p>
          </table:table-cell>
          <table:table-cell office:value-type="float" office:value="470281" calcext:value-type="float">
            <text:p>470281</text:p>
          </table:table-cell>
          <table:table-cell office:value-type="float" office:value="8.79989354109674" calcext:value-type="float">
            <text:p>8,79989354109674</text:p>
          </table:table-cell>
          <table:table-cell office:value-type="string" calcext:value-type="string">
            <text:p>/?p=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0_users</text:p>
          </table:table-cell>
          <table:table-cell office:value-type="float" office:value="10230.5264198146" calcext:value-type="float">
            <text:p>10230,5264198146</text:p>
          </table:table-cell>
          <table:table-cell office:value-type="float" office:value="1220" calcext:value-type="float">
            <text:p>1220</text:p>
          </table:table-cell>
          <table:table-cell office:value-type="float" office:value="408" calcext:value-type="float">
            <text:p>408</text:p>
          </table:table-cell>
          <table:table-cell office:value-type="float" office:value="2700" calcext:value-type="float">
            <text:p>2700</text:p>
          </table:table-cell>
          <table:table-cell office:value-type="float" office:value="2.22087599831866" calcext:value-type="float">
            <text:p>2,22087599831866</text:p>
          </table:table-cell>
          <table:table-cell office:value-type="float" office:value="101013.447288999" calcext:value-type="float">
            <text:p>101013,447288999</text:p>
          </table:table-cell>
          <table:table-cell office:value-type="float" office:value="313256.586065574" calcext:value-type="float">
            <text:p>313256,586065574</text:p>
          </table:table-cell>
          <table:table-cell office:value-type="float" office:value="11.4371290581934" calcext:value-type="float">
            <text:p>11,4371290581934</text:p>
          </table:table-cell>
          <table:table-cell office:value-type="string" calcext:value-type="string">
            <text:p>/?p=12</text:p>
          </table:table-cell>
          <table:table-cell table:number-columns-repeated="1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users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_users</text:p>
          </table:table-cell>
          <table:table-cell office:value-type="float" office:value="145.149464817069" calcext:value-type="float">
            <text:p>145,14946481706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4.6541000012076" calcext:value-type="float">
            <text:p>94,6541000012076</text:p>
          </table:table-cell>
          <table:table-cell office:value-type="float" office:value="1132.03695800621" calcext:value-type="float">
            <text:p>1132,03695800621</text:p>
          </table:table-cell>
          <table:table-cell office:value-type="float" office:value="60533" calcext:value-type="float">
            <text:p>60533</text:p>
          </table:table-cell>
          <table:table-cell office:value-type="float" office:value="0.743098357315799" calcext:value-type="float">
            <text:p>0,743098357315799</text:p>
          </table:table-cell>
          <table:table-cell office:value-type="string" calcext:value-type="string">
            <text:p>/?p=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_users</text:p>
          </table:table-cell>
          <table:table-cell office:value-type="float" office:value="1259.31921505813" calcext:value-type="float">
            <text:p>1259,31921505813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103.188664994377" calcext:value-type="float">
            <text:p>103,188664994377</text:p>
          </table:table-cell>
          <table:table-cell office:value-type="float" office:value="8138.96404200204" calcext:value-type="float">
            <text:p>8138,96404200204</text:p>
          </table:table-cell>
          <table:table-cell office:value-type="float" office:value="60533" calcext:value-type="float">
            <text:p>60533</text:p>
          </table:table-cell>
          <table:table-cell office:value-type="float" office:value="4.4886764207255" calcext:value-type="float">
            <text:p>4,4886764207255</text:p>
          </table:table-cell>
          <table:table-cell office:value-type="string" calcext:value-type="string">
            <text:p>/?p=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0_users</text:p>
          </table:table-cell>
          <table:table-cell office:value-type="float" office:value="8643.31317996567" calcext:value-type="float">
            <text:p>8643,31317996567</text:p>
          </table:table-cell>
          <table:table-cell office:value-type="float" office:value="585" calcext:value-type="float">
            <text:p>585</text:p>
          </table:table-cell>
          <table:table-cell office:value-type="float" office:value="219" calcext:value-type="float">
            <text:p>219</text:p>
          </table:table-cell>
          <table:table-cell office:value-type="float" office:value="1800" calcext:value-type="float">
            <text:p>1800</text:p>
          </table:table-cell>
          <table:table-cell office:value-type="float" office:value="2.86999300442403" calcext:value-type="float">
            <text:p>2,86999300442403</text:p>
          </table:table-cell>
          <table:table-cell office:value-type="float" office:value="90487.5686509986" calcext:value-type="float">
            <text:p>90487,5686509986</text:p>
          </table:table-cell>
          <table:table-cell office:value-type="float" office:value="38160.8752136752" calcext:value-type="float">
            <text:p>38160,8752136752</text:p>
          </table:table-cell>
          <table:table-cell office:value-type="float" office:value="5.48419713036322" calcext:value-type="float">
            <text:p>5,48419713036322</text:p>
          </table:table-cell>
          <table:table-cell office:value-type="string" calcext:value-type="string">
            <text:p>/?p=5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users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_users</text:p>
          </table:table-cell>
          <table:table-cell office:value-type="float" office:value="178.179451287356" calcext:value-type="float">
            <text:p>178,17945128735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9.03616099793" calcext:value-type="float">
            <text:p>79,03616099793</text:p>
          </table:table-cell>
          <table:table-cell office:value-type="float" office:value="2301.0668709976" calcext:value-type="float">
            <text:p>2301,0668709976</text:p>
          </table:table-cell>
          <table:table-cell office:value-type="float" office:value="60464" calcext:value-type="float">
            <text:p>60464</text:p>
          </table:table-cell>
          <table:table-cell office:value-type="float" office:value="0.910557142063022" calcext:value-type="float">
            <text:p>0,910557142063022</text:p>
          </table:table-cell>
          <table:table-cell office:value-type="string" calcext:value-type="string">
            <text:p>/?p=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_users</text:p>
          </table:table-cell>
          <table:table-cell office:value-type="float" office:value="1311.28217748111" calcext:value-type="float">
            <text:p>1311,2821774811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0.446429003787" calcext:value-type="float">
            <text:p>110,446429003787</text:p>
          </table:table-cell>
          <table:table-cell office:value-type="float" office:value="8132.10609700036" calcext:value-type="float">
            <text:p>8132,10609700036</text:p>
          </table:table-cell>
          <table:table-cell office:value-type="float" office:value="60464" calcext:value-type="float">
            <text:p>60464</text:p>
          </table:table-cell>
          <table:table-cell office:value-type="float" office:value="6.83740245482605" calcext:value-type="float">
            <text:p>6,83740245482605</text:p>
          </table:table-cell>
          <table:table-cell office:value-type="string" calcext:value-type="string">
            <text:p>/?p=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000_users</text:p>
          </table:table-cell>
          <table:table-cell office:value-type="float" office:value="10464.9326991097" calcext:value-type="float">
            <text:p>10464,9326991097</text:p>
          </table:table-cell>
          <table:table-cell office:value-type="float" office:value="957" calcext:value-type="float">
            <text:p>957</text:p>
          </table:table-cell>
          <table:table-cell office:value-type="float" office:value="328" calcext:value-type="float">
            <text:p>328</text:p>
          </table:table-cell>
          <table:table-cell office:value-type="float" office:value="2100" calcext:value-type="float">
            <text:p>2100</text:p>
          </table:table-cell>
          <table:table-cell office:value-type="float" office:value="3.44138799846405" calcext:value-type="float">
            <text:p>3,44138799846405</text:p>
          </table:table-cell>
          <table:table-cell office:value-type="float" office:value="93543.1691259946" calcext:value-type="float">
            <text:p>93543,1691259946</text:p>
          </table:table-cell>
          <table:table-cell office:value-type="float" office:value="40005.2131661442" calcext:value-type="float">
            <text:p>40005,2131661442</text:p>
          </table:table-cell>
          <table:table-cell office:value-type="float" office:value="8.97158402351728" calcext:value-type="float">
            <text:p>8,97158402351728</text:p>
          </table:table-cell>
          <table:table-cell office:value-type="string" calcext:value-type="string">
            <text:p>/?p=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20"/>
    </number:number-style>
    <number:number-style style:name="N108">
      <number:number number:decimal-places="20" number:min-decimal-places="20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7T23:45:16.612690707</dc:date>
    <meta:editing-duration>PT16M41S</meta:editing-duration>
    <meta:editing-cycles>3</meta:editing-cycles>
    <meta:generator>LibreOffice/7.3.7.2$Linux_X86_64 LibreOffice_project/30$Build-2</meta:generator>
    <meta:document-statistic meta:table-count="5" meta:cell-count="958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10.041cm" xlink:href=".." xlink:type="simple" chart:class="chart:bar" chart:style-name="ch1">
        <chart:title svg:x="11.314cm" svg:y="0.362cm" chart:style-name="ch2">
          <text:p>get pagina principal</text:p>
        </chart:title>
        <chart:legend chart:legend-position="end" svg:x="11.449cm" svg:y="2.978cm" style:legend-expansion="high" chart:style-name="ch3"/>
        <chart:plot-area chart:style-name="ch4" table:cell-range-address="planilhas_wordpress_3_instancias.D32:planilhas_wordpress_3_instancias.L35" chart:data-source-has-labels="both" svg:x="0.31cm" svg:y="0.459cm" svg:width="10.55cm" svg:height="9.5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09cm" svg:y="0.53cm" svg:width="9.314cm" svg:height="8.8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33:planilhas_wordpress_3_instancias.D3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33:planilhas_wordpress_3_instancias.E35" chart:label-cell-address="planilhas_wordpress_3_instancias.E32:planilhas_wordpress_3_instancias.E32" chart:class="chart:bar">
            <chart:data-point chart:repeated="3"/>
          </chart:series>
          <chart:series chart:style-name="ch9" chart:values-cell-range-address="planilhas_wordpress_3_instancias.F33:planilhas_wordpress_3_instancias.F35" chart:label-cell-address="planilhas_wordpress_3_instancias.F32:planilhas_wordpress_3_instancias.F32" chart:class="chart:bar">
            <chart:data-point chart:repeated="3"/>
          </chart:series>
          <chart:series chart:style-name="ch10" chart:values-cell-range-address="planilhas_wordpress_3_instancias.G33:planilhas_wordpress_3_instancias.G35" chart:label-cell-address="planilhas_wordpress_3_instancias.G32:planilhas_wordpress_3_instancias.G32" chart:class="chart:bar">
            <chart:data-point chart:repeated="3"/>
          </chart:series>
          <chart:series chart:style-name="ch11" chart:values-cell-range-address="planilhas_wordpress_3_instancias.H33:planilhas_wordpress_3_instancias.H35" chart:label-cell-address="planilhas_wordpress_3_instancias.H32:planilhas_wordpress_3_instancias.H32" chart:class="chart:bar">
            <chart:data-point chart:repeated="3"/>
          </chart:series>
          <chart:series chart:style-name="ch12" chart:values-cell-range-address="planilhas_wordpress_3_instancias.I33:planilhas_wordpress_3_instancias.I35" chart:label-cell-address="planilhas_wordpress_3_instancias.I32:planilhas_wordpress_3_instancias.I32" chart:class="chart:bar">
            <chart:data-point chart:repeated="3"/>
          </chart:series>
          <chart:series chart:style-name="ch13" chart:values-cell-range-address="planilhas_wordpress_3_instancias.J33:planilhas_wordpress_3_instancias.J35" chart:label-cell-address="planilhas_wordpress_3_instancias.J32:planilhas_wordpress_3_instancias.J32" chart:class="chart:bar">
            <chart:data-point chart:repeated="3"/>
          </chart:series>
          <chart:series chart:style-name="ch14" chart:values-cell-range-address="planilhas_wordpress_3_instancias.K33:planilhas_wordpress_3_instancias.K35" chart:label-cell-address="planilhas_wordpress_3_instancias.K32:planilhas_wordpress_3_instancias.K32" chart:class="chart:bar">
            <chart:data-point chart:repeated="3"/>
          </chart:series>
          <chart:series chart:style-name="ch15" chart:values-cell-range-address="planilhas_wordpress_3_instancias.L33:planilhas_wordpress_3_instancias.L35" chart:label-cell-address="planilhas_wordpress_3_instancias.L32:planilhas_wordpress_3_instancias.L3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32:planilhas_wordpress_3_instancias.E32</svg:desc>
                </draw:g>
              </table:table-cell>
              <table:table-cell office:value-type="string">
                <text:p>Request Count</text:p>
                <draw:g>
                  <svg:desc>planilhas_wordpress_3_instancias.F32:planilhas_wordpress_3_instancias.F32</svg:desc>
                </draw:g>
              </table:table-cell>
              <table:table-cell office:value-type="string">
                <text:p>Failure Count</text:p>
                <draw:g>
                  <svg:desc>planilhas_wordpress_3_instancias.G32:planilhas_wordpress_3_instancias.G32</svg:desc>
                </draw:g>
              </table:table-cell>
              <table:table-cell office:value-type="string">
                <text:p>Median Response Time</text:p>
                <draw:g>
                  <svg:desc>planilhas_wordpress_3_instancias.H32:planilhas_wordpress_3_instancias.H32</svg:desc>
                </draw:g>
              </table:table-cell>
              <table:table-cell office:value-type="string">
                <text:p>Min Response Time</text:p>
                <draw:g>
                  <svg:desc>planilhas_wordpress_3_instancias.I32:planilhas_wordpress_3_instancias.I32</svg:desc>
                </draw:g>
              </table:table-cell>
              <table:table-cell office:value-type="string">
                <text:p>Max Response Time</text:p>
                <draw:g>
                  <svg:desc>planilhas_wordpress_3_instancias.J32:planilhas_wordpress_3_instancias.J32</svg:desc>
                </draw:g>
              </table:table-cell>
              <table:table-cell office:value-type="string">
                <text:p>Average Content Size</text:p>
                <draw:g>
                  <svg:desc>planilhas_wordpress_3_instancias.K32:planilhas_wordpress_3_instancias.K32</svg:desc>
                </draw:g>
              </table:table-cell>
              <table:table-cell office:value-type="string">
                <text:p>Requests/s</text:p>
                <draw:g>
                  <svg:desc>planilhas_wordpress_3_instancias.L32:planilhas_wordpress_3_instancias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33:planilhas_wordpress_3_instancias.D35</svg:desc>
                </draw:g>
              </table:table-cell>
              <table:table-cell office:value-type="float" office:value="277.661142850047">
                <text:p>277.661142850047</text:p>
                <draw:g>
                  <svg:desc>planilhas_wordpress_3_instancias.E33:planilhas_wordpress_3_instancias.E35</svg:desc>
                </draw:g>
              </table:table-cell>
              <table:table-cell office:value-type="float" office:value="20">
                <text:p>20</text:p>
                <draw:g>
                  <svg:desc>planilhas_wordpress_3_instancias.F33:planilhas_wordpress_3_instancias.F35</svg:desc>
                </draw:g>
              </table:table-cell>
              <table:table-cell office:value-type="float" office:value="0">
                <text:p>0</text:p>
                <draw:g>
                  <svg:desc>planilhas_wordpress_3_instancias.G33:planilhas_wordpress_3_instancias.G35</svg:desc>
                </draw:g>
              </table:table-cell>
              <table:table-cell office:value-type="float" office:value="170">
                <text:p>170</text:p>
                <draw:g>
                  <svg:desc>planilhas_wordpress_3_instancias.H33:planilhas_wordpress_3_instancias.H35</svg:desc>
                </draw:g>
              </table:table-cell>
              <table:table-cell office:value-type="float" office:value="131.253323997953">
                <text:p>131.253323997953</text:p>
                <draw:g>
                  <svg:desc>planilhas_wordpress_3_instancias.I33:planilhas_wordpress_3_instancias.I35</svg:desc>
                </draw:g>
              </table:table-cell>
              <table:table-cell office:value-type="float" office:value="1336.44839799672">
                <text:p>1336.44839799672</text:p>
                <draw:g>
                  <svg:desc>planilhas_wordpress_3_instancias.J33:planilhas_wordpress_3_instancias.J35</svg:desc>
                </draw:g>
              </table:table-cell>
              <table:table-cell office:value-type="float" office:value="463903">
                <text:p>463903</text:p>
                <draw:g>
                  <svg:desc>planilhas_wordpress_3_instancias.K33:planilhas_wordpress_3_instancias.K35</svg:desc>
                </draw:g>
              </table:table-cell>
              <table:table-cell office:value-type="float" office:value="0.209323480934028">
                <text:p>0.209323480934028</text:p>
                <draw:g>
                  <svg:desc>planilhas_wordpress_3_instancias.L33:planilhas_wordpress_3_instancias.L3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765.55299433631">
                <text:p>1765.5529943363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138.412175998383">
                <text:p>138.412175998383</text:p>
              </table:table-cell>
              <table:table-cell office:value-type="float" office:value="8280.61122399959">
                <text:p>8280.61122399959</text:p>
              </table:table-cell>
              <table:table-cell office:value-type="float" office:value="463903">
                <text:p>463903</text:p>
              </table:table-cell>
              <table:table-cell office:value-type="float" office:value="2.20258308086763">
                <text:p>2.2025830808676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517.8698455479">
                <text:p>10517.8698455479</text:p>
              </table:table-cell>
              <table:table-cell office:value-type="float" office:value="314">
                <text:p>314</text:p>
              </table:table-cell>
              <table:table-cell office:value-type="float" office:value="96">
                <text:p>96</text:p>
              </table:table-cell>
              <table:table-cell office:value-type="float" office:value="2700">
                <text:p>2700</text:p>
              </table:table-cell>
              <table:table-cell office:value-type="float" office:value="3.35023200022988">
                <text:p>3.35023200022988</text:p>
              </table:table-cell>
              <table:table-cell office:value-type="float" office:value="92797.8463690015">
                <text:p>92797.8463690015</text:p>
              </table:table-cell>
              <table:table-cell office:value-type="float" office:value="322253.21656051">
                <text:p>322253.21656051</text:p>
              </table:table-cell>
              <table:table-cell office:value-type="float" office:value="2.9436545280924">
                <text:p>2.9436545280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11.856cm" svg:y="0.687cm" chart:style-name="ch2">
          <text:p>get text 400kb</text:p>
        </chart:title>
        <chart:legend chart:legend-position="end" svg:x="11.449cm" svg:y="2.461cm" style:legend-expansion="high" chart:style-name="ch3"/>
        <chart:plot-area chart:style-name="ch4" table:cell-range-address="planilhas_wordpress_3_instancias.D39:planilhas_wordpress_3_instancias.L42" chart:data-source-has-labels="both" svg:x="0.319cm" svg:y="1.275cm" svg:width="10.811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7cm" svg:y="1.344cm" svg:width="9.237cm" svg:height="6.8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40:planilhas_wordpress_3_instancias.D4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40:planilhas_wordpress_3_instancias.E42" chart:label-cell-address="planilhas_wordpress_3_instancias.E39:planilhas_wordpress_3_instancias.E39" chart:class="chart:bar">
            <chart:data-point chart:repeated="3"/>
          </chart:series>
          <chart:series chart:style-name="ch9" chart:values-cell-range-address="planilhas_wordpress_3_instancias.F40:planilhas_wordpress_3_instancias.F42" chart:label-cell-address="planilhas_wordpress_3_instancias.F39:planilhas_wordpress_3_instancias.F39" chart:class="chart:bar">
            <chart:data-point chart:repeated="3"/>
          </chart:series>
          <chart:series chart:style-name="ch10" chart:values-cell-range-address="planilhas_wordpress_3_instancias.G40:planilhas_wordpress_3_instancias.G42" chart:label-cell-address="planilhas_wordpress_3_instancias.G39:planilhas_wordpress_3_instancias.G39" chart:class="chart:bar">
            <chart:data-point chart:repeated="3"/>
          </chart:series>
          <chart:series chart:style-name="ch11" chart:values-cell-range-address="planilhas_wordpress_3_instancias.H40:planilhas_wordpress_3_instancias.H42" chart:label-cell-address="planilhas_wordpress_3_instancias.H39:planilhas_wordpress_3_instancias.H39" chart:class="chart:bar">
            <chart:data-point chart:repeated="3"/>
          </chart:series>
          <chart:series chart:style-name="ch12" chart:values-cell-range-address="planilhas_wordpress_3_instancias.I40:planilhas_wordpress_3_instancias.I42" chart:label-cell-address="planilhas_wordpress_3_instancias.I39:planilhas_wordpress_3_instancias.I39" chart:class="chart:bar">
            <chart:data-point chart:repeated="3"/>
          </chart:series>
          <chart:series chart:style-name="ch13" chart:values-cell-range-address="planilhas_wordpress_3_instancias.J40:planilhas_wordpress_3_instancias.J42" chart:label-cell-address="planilhas_wordpress_3_instancias.J39:planilhas_wordpress_3_instancias.J39" chart:class="chart:bar">
            <chart:data-point chart:repeated="3"/>
          </chart:series>
          <chart:series chart:style-name="ch14" chart:values-cell-range-address="planilhas_wordpress_3_instancias.K40:planilhas_wordpress_3_instancias.K42" chart:label-cell-address="planilhas_wordpress_3_instancias.K39:planilhas_wordpress_3_instancias.K39" chart:class="chart:bar">
            <chart:data-point chart:repeated="3"/>
          </chart:series>
          <chart:series chart:style-name="ch15" chart:values-cell-range-address="planilhas_wordpress_3_instancias.L40:planilhas_wordpress_3_instancias.L42" chart:label-cell-address="planilhas_wordpress_3_instancias.L39:planilhas_wordpress_3_instancias.L3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39:planilhas_wordpress_3_instancias.E39</svg:desc>
                </draw:g>
              </table:table-cell>
              <table:table-cell office:value-type="string">
                <text:p>Request Count</text:p>
                <draw:g>
                  <svg:desc>planilhas_wordpress_3_instancias.F39:planilhas_wordpress_3_instancias.F39</svg:desc>
                </draw:g>
              </table:table-cell>
              <table:table-cell office:value-type="string">
                <text:p>Failure Count</text:p>
                <draw:g>
                  <svg:desc>planilhas_wordpress_3_instancias.G39:planilhas_wordpress_3_instancias.G39</svg:desc>
                </draw:g>
              </table:table-cell>
              <table:table-cell office:value-type="string">
                <text:p>Median Response Time</text:p>
                <draw:g>
                  <svg:desc>planilhas_wordpress_3_instancias.H39:planilhas_wordpress_3_instancias.H39</svg:desc>
                </draw:g>
              </table:table-cell>
              <table:table-cell office:value-type="string">
                <text:p>Min Response Time</text:p>
                <draw:g>
                  <svg:desc>planilhas_wordpress_3_instancias.I39:planilhas_wordpress_3_instancias.I39</svg:desc>
                </draw:g>
              </table:table-cell>
              <table:table-cell office:value-type="string">
                <text:p>Max Response Time</text:p>
                <draw:g>
                  <svg:desc>planilhas_wordpress_3_instancias.J39:planilhas_wordpress_3_instancias.J39</svg:desc>
                </draw:g>
              </table:table-cell>
              <table:table-cell office:value-type="string">
                <text:p>Average Content Size</text:p>
                <draw:g>
                  <svg:desc>planilhas_wordpress_3_instancias.K39:planilhas_wordpress_3_instancias.K39</svg:desc>
                </draw:g>
              </table:table-cell>
              <table:table-cell office:value-type="string">
                <text:p>Requests/s</text:p>
                <draw:g>
                  <svg:desc>planilhas_wordpress_3_instancias.L39:planilhas_wordpress_3_instancias.L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40:planilhas_wordpress_3_instancias.D42</svg:desc>
                </draw:g>
              </table:table-cell>
              <table:table-cell office:value-type="float" office:value="204.228897992108">
                <text:p>204.228897992108</text:p>
                <draw:g>
                  <svg:desc>planilhas_wordpress_3_instancias.E40:planilhas_wordpress_3_instancias.E42</svg:desc>
                </draw:g>
              </table:table-cell>
              <table:table-cell office:value-type="float" office:value="129">
                <text:p>129</text:p>
                <draw:g>
                  <svg:desc>planilhas_wordpress_3_instancias.F40:planilhas_wordpress_3_instancias.F42</svg:desc>
                </draw:g>
              </table:table-cell>
              <table:table-cell office:value-type="float" office:value="0">
                <text:p>0</text:p>
                <draw:g>
                  <svg:desc>planilhas_wordpress_3_instancias.G40:planilhas_wordpress_3_instancias.G42</svg:desc>
                </draw:g>
              </table:table-cell>
              <table:table-cell office:value-type="float" office:value="160">
                <text:p>160</text:p>
                <draw:g>
                  <svg:desc>planilhas_wordpress_3_instancias.H40:planilhas_wordpress_3_instancias.H42</svg:desc>
                </draw:g>
              </table:table-cell>
              <table:table-cell office:value-type="float" office:value="109.358636000252">
                <text:p>109.358636000252</text:p>
                <draw:g>
                  <svg:desc>planilhas_wordpress_3_instancias.I40:planilhas_wordpress_3_instancias.I42</svg:desc>
                </draw:g>
              </table:table-cell>
              <table:table-cell office:value-type="float" office:value="2326.66387100471">
                <text:p>2326.66387100471</text:p>
                <draw:g>
                  <svg:desc>planilhas_wordpress_3_instancias.J40:planilhas_wordpress_3_instancias.J42</svg:desc>
                </draw:g>
              </table:table-cell>
              <table:table-cell office:value-type="float" office:value="470281">
                <text:p>470281</text:p>
                <draw:g>
                  <svg:desc>planilhas_wordpress_3_instancias.K40:planilhas_wordpress_3_instancias.K42</svg:desc>
                </draw:g>
              </table:table-cell>
              <table:table-cell office:value-type="float" office:value="1.35013645202448">
                <text:p>1.35013645202448</text:p>
                <draw:g>
                  <svg:desc>planilhas_wordpress_3_instancias.L40:planilhas_wordpress_3_instancias.L4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603.06888810194">
                <text:p>1603.06888810194</text:p>
              </table:table-cell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126.473260999774">
                <text:p>126.473260999774</text:p>
              </table:table-cell>
              <table:table-cell office:value-type="float" office:value="8285.82321199792">
                <text:p>8285.82321199792</text:p>
              </table:table-cell>
              <table:table-cell office:value-type="float" office:value="470281">
                <text:p>470281</text:p>
              </table:table-cell>
              <table:table-cell office:value-type="float" office:value="8.79989354109674">
                <text:p>8.7998935410967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230.5264198146">
                <text:p>10230.5264198146</text:p>
              </table:table-cell>
              <table:table-cell office:value-type="float" office:value="1220">
                <text:p>1220</text:p>
              </table:table-cell>
              <table:table-cell office:value-type="float" office:value="408">
                <text:p>408</text:p>
              </table:table-cell>
              <table:table-cell office:value-type="float" office:value="2700">
                <text:p>2700</text:p>
              </table:table-cell>
              <table:table-cell office:value-type="float" office:value="2.22087599831866">
                <text:p>2.22087599831866</text:p>
              </table:table-cell>
              <table:table-cell office:value-type="float" office:value="101013.447288999">
                <text:p>101013.447288999</text:p>
              </table:table-cell>
              <table:table-cell office:value-type="float" office:value="313256.586065574">
                <text:p>313256.586065574</text:p>
              </table:table-cell>
              <table:table-cell office:value-type="float" office:value="11.4371290581934">
                <text:p>11.4371290581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11.859cm" svg:y="0.872cm" chart:style-name="ch2">
          <text:p>get image 1mb</text:p>
        </chart:title>
        <chart:legend chart:legend-position="end" svg:x="11.449cm" svg:y="2.461cm" style:legend-expansion="high" chart:style-name="ch3"/>
        <chart:plot-area chart:style-name="ch4" table:cell-range-address="planilhas_wordpress_3_instancias.D45:planilhas_wordpress_3_instancias.L48" chart:data-source-has-labels="both" svg:x="0.319cm" svg:y="1.275cm" svg:width="10.811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9cm" svg:y="1.344cm" svg:width="9.233cm" svg:height="6.8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46:planilhas_wordpress_3_instancias.D4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46:planilhas_wordpress_3_instancias.E48" chart:label-cell-address="planilhas_wordpress_3_instancias.E45:planilhas_wordpress_3_instancias.E45" chart:class="chart:bar">
            <chart:data-point chart:repeated="3"/>
          </chart:series>
          <chart:series chart:style-name="ch9" chart:values-cell-range-address="planilhas_wordpress_3_instancias.F46:planilhas_wordpress_3_instancias.F48" chart:label-cell-address="planilhas_wordpress_3_instancias.F45:planilhas_wordpress_3_instancias.F45" chart:class="chart:bar">
            <chart:data-point chart:repeated="3"/>
          </chart:series>
          <chart:series chart:style-name="ch10" chart:values-cell-range-address="planilhas_wordpress_3_instancias.G46:planilhas_wordpress_3_instancias.G48" chart:label-cell-address="planilhas_wordpress_3_instancias.G45:planilhas_wordpress_3_instancias.G45" chart:class="chart:bar">
            <chart:data-point chart:repeated="3"/>
          </chart:series>
          <chart:series chart:style-name="ch11" chart:values-cell-range-address="planilhas_wordpress_3_instancias.H46:planilhas_wordpress_3_instancias.H48" chart:label-cell-address="planilhas_wordpress_3_instancias.H45:planilhas_wordpress_3_instancias.H45" chart:class="chart:bar">
            <chart:data-point chart:repeated="3"/>
          </chart:series>
          <chart:series chart:style-name="ch12" chart:values-cell-range-address="planilhas_wordpress_3_instancias.I46:planilhas_wordpress_3_instancias.I48" chart:label-cell-address="planilhas_wordpress_3_instancias.I45:planilhas_wordpress_3_instancias.I45" chart:class="chart:bar">
            <chart:data-point chart:repeated="3"/>
          </chart:series>
          <chart:series chart:style-name="ch13" chart:values-cell-range-address="planilhas_wordpress_3_instancias.J46:planilhas_wordpress_3_instancias.J48" chart:label-cell-address="planilhas_wordpress_3_instancias.J45:planilhas_wordpress_3_instancias.J45" chart:class="chart:bar">
            <chart:data-point chart:repeated="3"/>
          </chart:series>
          <chart:series chart:style-name="ch14" chart:values-cell-range-address="planilhas_wordpress_3_instancias.K46:planilhas_wordpress_3_instancias.K48" chart:label-cell-address="planilhas_wordpress_3_instancias.K45:planilhas_wordpress_3_instancias.K45" chart:class="chart:bar">
            <chart:data-point chart:repeated="3"/>
          </chart:series>
          <chart:series chart:style-name="ch15" chart:values-cell-range-address="planilhas_wordpress_3_instancias.L46:planilhas_wordpress_3_instancias.L48" chart:label-cell-address="planilhas_wordpress_3_instancias.L45:planilhas_wordpress_3_instancias.L45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45:planilhas_wordpress_3_instancias.E45</svg:desc>
                </draw:g>
              </table:table-cell>
              <table:table-cell office:value-type="string">
                <text:p>Request Count</text:p>
                <draw:g>
                  <svg:desc>planilhas_wordpress_3_instancias.F45:planilhas_wordpress_3_instancias.F45</svg:desc>
                </draw:g>
              </table:table-cell>
              <table:table-cell office:value-type="string">
                <text:p>Failure Count</text:p>
                <draw:g>
                  <svg:desc>planilhas_wordpress_3_instancias.G45:planilhas_wordpress_3_instancias.G45</svg:desc>
                </draw:g>
              </table:table-cell>
              <table:table-cell office:value-type="string">
                <text:p>Median Response Time</text:p>
                <draw:g>
                  <svg:desc>planilhas_wordpress_3_instancias.H45:planilhas_wordpress_3_instancias.H45</svg:desc>
                </draw:g>
              </table:table-cell>
              <table:table-cell office:value-type="string">
                <text:p>Min Response Time</text:p>
                <draw:g>
                  <svg:desc>planilhas_wordpress_3_instancias.I45:planilhas_wordpress_3_instancias.I45</svg:desc>
                </draw:g>
              </table:table-cell>
              <table:table-cell office:value-type="string">
                <text:p>Max Response Time</text:p>
                <draw:g>
                  <svg:desc>planilhas_wordpress_3_instancias.J45:planilhas_wordpress_3_instancias.J45</svg:desc>
                </draw:g>
              </table:table-cell>
              <table:table-cell office:value-type="string">
                <text:p>Average Content Size</text:p>
                <draw:g>
                  <svg:desc>planilhas_wordpress_3_instancias.K45:planilhas_wordpress_3_instancias.K45</svg:desc>
                </draw:g>
              </table:table-cell>
              <table:table-cell office:value-type="string">
                <text:p>Requests/s</text:p>
                <draw:g>
                  <svg:desc>planilhas_wordpress_3_instancias.L45:planilhas_wordpress_3_instancias.L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46:planilhas_wordpress_3_instancias.D48</svg:desc>
                </draw:g>
              </table:table-cell>
              <table:table-cell office:value-type="float" office:value="145.149464817069">
                <text:p>145.149464817069</text:p>
                <draw:g>
                  <svg:desc>planilhas_wordpress_3_instancias.E46:planilhas_wordpress_3_instancias.E48</svg:desc>
                </draw:g>
              </table:table-cell>
              <table:table-cell office:value-type="float" office:value="71">
                <text:p>71</text:p>
                <draw:g>
                  <svg:desc>planilhas_wordpress_3_instancias.F46:planilhas_wordpress_3_instancias.F48</svg:desc>
                </draw:g>
              </table:table-cell>
              <table:table-cell office:value-type="float" office:value="0">
                <text:p>0</text:p>
                <draw:g>
                  <svg:desc>planilhas_wordpress_3_instancias.G46:planilhas_wordpress_3_instancias.G48</svg:desc>
                </draw:g>
              </table:table-cell>
              <table:table-cell office:value-type="float" office:value="130">
                <text:p>130</text:p>
                <draw:g>
                  <svg:desc>planilhas_wordpress_3_instancias.H46:planilhas_wordpress_3_instancias.H48</svg:desc>
                </draw:g>
              </table:table-cell>
              <table:table-cell office:value-type="float" office:value="94.6541000012076">
                <text:p>94.6541000012076</text:p>
                <draw:g>
                  <svg:desc>planilhas_wordpress_3_instancias.I46:planilhas_wordpress_3_instancias.I48</svg:desc>
                </draw:g>
              </table:table-cell>
              <table:table-cell office:value-type="float" office:value="1132.03695800621">
                <text:p>1132.03695800621</text:p>
                <draw:g>
                  <svg:desc>planilhas_wordpress_3_instancias.J46:planilhas_wordpress_3_instancias.J48</svg:desc>
                </draw:g>
              </table:table-cell>
              <table:table-cell office:value-type="float" office:value="60533">
                <text:p>60533</text:p>
                <draw:g>
                  <svg:desc>planilhas_wordpress_3_instancias.K46:planilhas_wordpress_3_instancias.K48</svg:desc>
                </draw:g>
              </table:table-cell>
              <table:table-cell office:value-type="float" office:value="0.743098357315799">
                <text:p>0.743098357315799</text:p>
                <draw:g>
                  <svg:desc>planilhas_wordpress_3_instancias.L46:planilhas_wordpress_3_instancias.L4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59.31921505813">
                <text:p>1259.3192150581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980">
                <text:p>980</text:p>
              </table:table-cell>
              <table:table-cell office:value-type="float" office:value="103.188664994377">
                <text:p>103.188664994377</text:p>
              </table:table-cell>
              <table:table-cell office:value-type="float" office:value="8138.96404200204">
                <text:p>8138.96404200204</text:p>
              </table:table-cell>
              <table:table-cell office:value-type="float" office:value="60533">
                <text:p>60533</text:p>
              </table:table-cell>
              <table:table-cell office:value-type="float" office:value="4.4886764207255">
                <text:p>4.488676420725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8643.31317996567">
                <text:p>8643.31317996567</text:p>
              </table:table-cell>
              <table:table-cell office:value-type="float" office:value="585">
                <text:p>585</text:p>
              </table:table-cell>
              <table:table-cell office:value-type="float" office:value="219">
                <text:p>219</text:p>
              </table:table-cell>
              <table:table-cell office:value-type="float" office:value="1800">
                <text:p>1800</text:p>
              </table:table-cell>
              <table:table-cell office:value-type="float" office:value="2.86999300442403">
                <text:p>2.86999300442403</text:p>
              </table:table-cell>
              <table:table-cell office:value-type="float" office:value="90487.5686509986">
                <text:p>90487.5686509986</text:p>
              </table:table-cell>
              <table:table-cell office:value-type="float" office:value="38160.8752136752">
                <text:p>38160.8752136752</text:p>
              </table:table-cell>
              <table:table-cell office:value-type="float" office:value="5.48419713036322">
                <text:p>5.484197130363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11.633cm" svg:y="0.686cm" chart:style-name="ch2">
          <text:p>get image 300kb</text:p>
        </chart:title>
        <chart:legend chart:legend-position="end" svg:x="11.449cm" svg:y="2.46cm" style:legend-expansion="high" chart:style-name="ch3"/>
        <chart:plot-area chart:style-name="ch4" table:cell-range-address="planilhas_wordpress_3_instancias.D52:planilhas_wordpress_3_instancias.L55" chart:data-source-has-labels="both" svg:x="0.319cm" svg:y="1.275cm" svg:width="10.811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2cm" svg:y="1.344cm" svg:width="9.227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53:planilhas_wordpress_3_instancias.D5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53:planilhas_wordpress_3_instancias.E55" chart:label-cell-address="planilhas_wordpress_3_instancias.E52:planilhas_wordpress_3_instancias.E52" chart:class="chart:bar">
            <chart:data-point chart:repeated="3"/>
          </chart:series>
          <chart:series chart:style-name="ch9" chart:values-cell-range-address="planilhas_wordpress_3_instancias.F53:planilhas_wordpress_3_instancias.F55" chart:label-cell-address="planilhas_wordpress_3_instancias.F52:planilhas_wordpress_3_instancias.F52" chart:class="chart:bar">
            <chart:data-point chart:repeated="3"/>
          </chart:series>
          <chart:series chart:style-name="ch10" chart:values-cell-range-address="planilhas_wordpress_3_instancias.G53:planilhas_wordpress_3_instancias.G55" chart:label-cell-address="planilhas_wordpress_3_instancias.G52:planilhas_wordpress_3_instancias.G52" chart:class="chart:bar">
            <chart:data-point chart:repeated="3"/>
          </chart:series>
          <chart:series chart:style-name="ch11" chart:values-cell-range-address="planilhas_wordpress_3_instancias.H53:planilhas_wordpress_3_instancias.H55" chart:label-cell-address="planilhas_wordpress_3_instancias.H52:planilhas_wordpress_3_instancias.H52" chart:class="chart:bar">
            <chart:data-point chart:repeated="3"/>
          </chart:series>
          <chart:series chart:style-name="ch12" chart:values-cell-range-address="planilhas_wordpress_3_instancias.I53:planilhas_wordpress_3_instancias.I55" chart:label-cell-address="planilhas_wordpress_3_instancias.I52:planilhas_wordpress_3_instancias.I52" chart:class="chart:bar">
            <chart:data-point chart:repeated="3"/>
          </chart:series>
          <chart:series chart:style-name="ch13" chart:values-cell-range-address="planilhas_wordpress_3_instancias.J53:planilhas_wordpress_3_instancias.J55" chart:label-cell-address="planilhas_wordpress_3_instancias.J52:planilhas_wordpress_3_instancias.J52" chart:class="chart:bar">
            <chart:data-point chart:repeated="3"/>
          </chart:series>
          <chart:series chart:style-name="ch14" chart:values-cell-range-address="planilhas_wordpress_3_instancias.K53:planilhas_wordpress_3_instancias.K55" chart:label-cell-address="planilhas_wordpress_3_instancias.K52:planilhas_wordpress_3_instancias.K52" chart:class="chart:bar">
            <chart:data-point chart:repeated="3"/>
          </chart:series>
          <chart:series chart:style-name="ch15" chart:values-cell-range-address="planilhas_wordpress_3_instancias.L53:planilhas_wordpress_3_instancias.L55" chart:label-cell-address="planilhas_wordpress_3_instancias.L52:planilhas_wordpress_3_instancias.L5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52:planilhas_wordpress_3_instancias.E52</svg:desc>
                </draw:g>
              </table:table-cell>
              <table:table-cell office:value-type="string">
                <text:p>Request Count</text:p>
                <draw:g>
                  <svg:desc>planilhas_wordpress_3_instancias.F52:planilhas_wordpress_3_instancias.F52</svg:desc>
                </draw:g>
              </table:table-cell>
              <table:table-cell office:value-type="string">
                <text:p>Failure Count</text:p>
                <draw:g>
                  <svg:desc>planilhas_wordpress_3_instancias.G52:planilhas_wordpress_3_instancias.G52</svg:desc>
                </draw:g>
              </table:table-cell>
              <table:table-cell office:value-type="string">
                <text:p>Median Response Time</text:p>
                <draw:g>
                  <svg:desc>planilhas_wordpress_3_instancias.H52:planilhas_wordpress_3_instancias.H52</svg:desc>
                </draw:g>
              </table:table-cell>
              <table:table-cell office:value-type="string">
                <text:p>Min Response Time</text:p>
                <draw:g>
                  <svg:desc>planilhas_wordpress_3_instancias.I52:planilhas_wordpress_3_instancias.I52</svg:desc>
                </draw:g>
              </table:table-cell>
              <table:table-cell office:value-type="string">
                <text:p>Max Response Time</text:p>
                <draw:g>
                  <svg:desc>planilhas_wordpress_3_instancias.J52:planilhas_wordpress_3_instancias.J52</svg:desc>
                </draw:g>
              </table:table-cell>
              <table:table-cell office:value-type="string">
                <text:p>Average Content Size</text:p>
                <draw:g>
                  <svg:desc>planilhas_wordpress_3_instancias.K52:planilhas_wordpress_3_instancias.K52</svg:desc>
                </draw:g>
              </table:table-cell>
              <table:table-cell office:value-type="string">
                <text:p>Requests/s</text:p>
                <draw:g>
                  <svg:desc>planilhas_wordpress_3_instancias.L52:planilhas_wordpress_3_instancias.L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53:planilhas_wordpress_3_instancias.D55</svg:desc>
                </draw:g>
              </table:table-cell>
              <table:table-cell office:value-type="float" office:value="178.179451287356">
                <text:p>178.179451287356</text:p>
                <draw:g>
                  <svg:desc>planilhas_wordpress_3_instancias.E53:planilhas_wordpress_3_instancias.E55</svg:desc>
                </draw:g>
              </table:table-cell>
              <table:table-cell office:value-type="float" office:value="87">
                <text:p>87</text:p>
                <draw:g>
                  <svg:desc>planilhas_wordpress_3_instancias.F53:planilhas_wordpress_3_instancias.F55</svg:desc>
                </draw:g>
              </table:table-cell>
              <table:table-cell office:value-type="float" office:value="0">
                <text:p>0</text:p>
                <draw:g>
                  <svg:desc>planilhas_wordpress_3_instancias.G53:planilhas_wordpress_3_instancias.G55</svg:desc>
                </draw:g>
              </table:table-cell>
              <table:table-cell office:value-type="float" office:value="130">
                <text:p>130</text:p>
                <draw:g>
                  <svg:desc>planilhas_wordpress_3_instancias.H53:planilhas_wordpress_3_instancias.H55</svg:desc>
                </draw:g>
              </table:table-cell>
              <table:table-cell office:value-type="float" office:value="79.03616099793">
                <text:p>79.03616099793</text:p>
                <draw:g>
                  <svg:desc>planilhas_wordpress_3_instancias.I53:planilhas_wordpress_3_instancias.I55</svg:desc>
                </draw:g>
              </table:table-cell>
              <table:table-cell office:value-type="float" office:value="2301.0668709976">
                <text:p>2301.0668709976</text:p>
                <draw:g>
                  <svg:desc>planilhas_wordpress_3_instancias.J53:planilhas_wordpress_3_instancias.J55</svg:desc>
                </draw:g>
              </table:table-cell>
              <table:table-cell office:value-type="float" office:value="60464">
                <text:p>60464</text:p>
                <draw:g>
                  <svg:desc>planilhas_wordpress_3_instancias.K53:planilhas_wordpress_3_instancias.K55</svg:desc>
                </draw:g>
              </table:table-cell>
              <table:table-cell office:value-type="float" office:value="0.910557142063022">
                <text:p>0.910557142063022</text:p>
                <draw:g>
                  <svg:desc>planilhas_wordpress_3_instancias.L53:planilhas_wordpress_3_instancias.L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311.28217748111">
                <text:p>1311.28217748111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10.446429003787">
                <text:p>110.446429003787</text:p>
              </table:table-cell>
              <table:table-cell office:value-type="float" office:value="8132.10609700036">
                <text:p>8132.10609700036</text:p>
              </table:table-cell>
              <table:table-cell office:value-type="float" office:value="60464">
                <text:p>60464</text:p>
              </table:table-cell>
              <table:table-cell office:value-type="float" office:value="6.83740245482605">
                <text:p>6.8374024548260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464.9326991097">
                <text:p>10464.9326991097</text:p>
              </table:table-cell>
              <table:table-cell office:value-type="float" office:value="957">
                <text:p>957</text:p>
              </table:table-cell>
              <table:table-cell office:value-type="float" office:value="328">
                <text:p>328</text:p>
              </table:table-cell>
              <table:table-cell office:value-type="float" office:value="2100">
                <text:p>2100</text:p>
              </table:table-cell>
              <table:table-cell office:value-type="float" office:value="3.44138799846405">
                <text:p>3.44138799846405</text:p>
              </table:table-cell>
              <table:table-cell office:value-type="float" office:value="93543.1691259946">
                <text:p>93543.1691259946</text:p>
              </table:table-cell>
              <table:table-cell office:value-type="float" office:value="40005.2131661442">
                <text:p>40005.2131661442</text:p>
              </table:table-cell>
              <table:table-cell office:value-type="float" office:value="8.97158402351728">
                <text:p>8.971584023517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10.041cm" xlink:href=".." xlink:type="simple" chart:class="chart:bar" chart:style-name="ch1">
        <chart:title svg:x="11.323cm" svg:y="0.364cm" chart:style-name="ch2">
          <text:p>get pagina principal</text:p>
        </chart:title>
        <chart:legend chart:legend-position="end" svg:x="11.459cm" svg:y="2.978cm" style:legend-expansion="high" chart:style-name="ch3"/>
        <chart:plot-area chart:style-name="ch4" table:cell-range-address="planilhas_wordpress_3_instancias.D32:planilhas_wordpress_3_instancias.L35" chart:data-source-has-labels="both" svg:x="0.313cm" svg:y="0.459cm" svg:width="10.55cm" svg:height="9.5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1cm" svg:y="0.53cm" svg:width="9.319cm" svg:height="8.8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33:planilhas_wordpress_3_instancias.D3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33:planilhas_wordpress_3_instancias.E35" chart:label-cell-address="planilhas_wordpress_3_instancias.E32:planilhas_wordpress_3_instancias.E32" chart:class="chart:bar">
            <chart:data-point chart:repeated="3"/>
          </chart:series>
          <chart:series chart:style-name="ch9" chart:values-cell-range-address="planilhas_wordpress_3_instancias.F33:planilhas_wordpress_3_instancias.F35" chart:label-cell-address="planilhas_wordpress_3_instancias.F32:planilhas_wordpress_3_instancias.F32" chart:class="chart:bar">
            <chart:data-point chart:repeated="3"/>
          </chart:series>
          <chart:series chart:style-name="ch10" chart:values-cell-range-address="planilhas_wordpress_3_instancias.G33:planilhas_wordpress_3_instancias.G35" chart:label-cell-address="planilhas_wordpress_3_instancias.G32:planilhas_wordpress_3_instancias.G32" chart:class="chart:bar">
            <chart:data-point chart:repeated="3"/>
          </chart:series>
          <chart:series chart:style-name="ch11" chart:values-cell-range-address="planilhas_wordpress_3_instancias.H33:planilhas_wordpress_3_instancias.H35" chart:label-cell-address="planilhas_wordpress_3_instancias.H32:planilhas_wordpress_3_instancias.H32" chart:class="chart:bar">
            <chart:data-point chart:repeated="3"/>
          </chart:series>
          <chart:series chart:style-name="ch12" chart:values-cell-range-address="planilhas_wordpress_3_instancias.I33:planilhas_wordpress_3_instancias.I35" chart:label-cell-address="planilhas_wordpress_3_instancias.I32:planilhas_wordpress_3_instancias.I32" chart:class="chart:bar">
            <chart:data-point chart:repeated="3"/>
          </chart:series>
          <chart:series chart:style-name="ch13" chart:values-cell-range-address="planilhas_wordpress_3_instancias.J33:planilhas_wordpress_3_instancias.J35" chart:label-cell-address="planilhas_wordpress_3_instancias.J32:planilhas_wordpress_3_instancias.J32" chart:class="chart:bar">
            <chart:data-point chart:repeated="3"/>
          </chart:series>
          <chart:series chart:style-name="ch14" chart:values-cell-range-address="planilhas_wordpress_3_instancias.K33:planilhas_wordpress_3_instancias.K35" chart:label-cell-address="planilhas_wordpress_3_instancias.K32:planilhas_wordpress_3_instancias.K32" chart:class="chart:bar">
            <chart:data-point chart:repeated="3"/>
          </chart:series>
          <chart:series chart:style-name="ch15" chart:values-cell-range-address="planilhas_wordpress_3_instancias.L33:planilhas_wordpress_3_instancias.L35" chart:label-cell-address="planilhas_wordpress_3_instancias.L32:planilhas_wordpress_3_instancias.L3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32:planilhas_wordpress_3_instancias.E32</svg:desc>
                </draw:g>
              </table:table-cell>
              <table:table-cell office:value-type="string">
                <text:p>Request Count</text:p>
                <draw:g>
                  <svg:desc>planilhas_wordpress_3_instancias.F32:planilhas_wordpress_3_instancias.F32</svg:desc>
                </draw:g>
              </table:table-cell>
              <table:table-cell office:value-type="string">
                <text:p>Failure Count</text:p>
                <draw:g>
                  <svg:desc>planilhas_wordpress_3_instancias.G32:planilhas_wordpress_3_instancias.G32</svg:desc>
                </draw:g>
              </table:table-cell>
              <table:table-cell office:value-type="string">
                <text:p>Median Response Time</text:p>
                <draw:g>
                  <svg:desc>planilhas_wordpress_3_instancias.H32:planilhas_wordpress_3_instancias.H32</svg:desc>
                </draw:g>
              </table:table-cell>
              <table:table-cell office:value-type="string">
                <text:p>Min Response Time</text:p>
                <draw:g>
                  <svg:desc>planilhas_wordpress_3_instancias.I32:planilhas_wordpress_3_instancias.I32</svg:desc>
                </draw:g>
              </table:table-cell>
              <table:table-cell office:value-type="string">
                <text:p>Max Response Time</text:p>
                <draw:g>
                  <svg:desc>planilhas_wordpress_3_instancias.J32:planilhas_wordpress_3_instancias.J32</svg:desc>
                </draw:g>
              </table:table-cell>
              <table:table-cell office:value-type="string">
                <text:p>Average Content Size</text:p>
                <draw:g>
                  <svg:desc>planilhas_wordpress_3_instancias.K32:planilhas_wordpress_3_instancias.K32</svg:desc>
                </draw:g>
              </table:table-cell>
              <table:table-cell office:value-type="string">
                <text:p>Requests/s</text:p>
                <draw:g>
                  <svg:desc>planilhas_wordpress_3_instancias.L32:planilhas_wordpress_3_instancias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33:planilhas_wordpress_3_instancias.D35</svg:desc>
                </draw:g>
              </table:table-cell>
              <table:table-cell office:value-type="float" office:value="277.661142850047">
                <text:p>277.661142850047</text:p>
                <draw:g>
                  <svg:desc>planilhas_wordpress_3_instancias.E33:planilhas_wordpress_3_instancias.E35</svg:desc>
                </draw:g>
              </table:table-cell>
              <table:table-cell office:value-type="float" office:value="20">
                <text:p>20</text:p>
                <draw:g>
                  <svg:desc>planilhas_wordpress_3_instancias.F33:planilhas_wordpress_3_instancias.F35</svg:desc>
                </draw:g>
              </table:table-cell>
              <table:table-cell office:value-type="float" office:value="0">
                <text:p>0</text:p>
                <draw:g>
                  <svg:desc>planilhas_wordpress_3_instancias.G33:planilhas_wordpress_3_instancias.G35</svg:desc>
                </draw:g>
              </table:table-cell>
              <table:table-cell office:value-type="float" office:value="170">
                <text:p>170</text:p>
                <draw:g>
                  <svg:desc>planilhas_wordpress_3_instancias.H33:planilhas_wordpress_3_instancias.H35</svg:desc>
                </draw:g>
              </table:table-cell>
              <table:table-cell office:value-type="float" office:value="131.253323997953">
                <text:p>131.253323997953</text:p>
                <draw:g>
                  <svg:desc>planilhas_wordpress_3_instancias.I33:planilhas_wordpress_3_instancias.I35</svg:desc>
                </draw:g>
              </table:table-cell>
              <table:table-cell office:value-type="float" office:value="1336.44839799672">
                <text:p>1336.44839799672</text:p>
                <draw:g>
                  <svg:desc>planilhas_wordpress_3_instancias.J33:planilhas_wordpress_3_instancias.J35</svg:desc>
                </draw:g>
              </table:table-cell>
              <table:table-cell office:value-type="float" office:value="463903">
                <text:p>463903</text:p>
                <draw:g>
                  <svg:desc>planilhas_wordpress_3_instancias.K33:planilhas_wordpress_3_instancias.K35</svg:desc>
                </draw:g>
              </table:table-cell>
              <table:table-cell office:value-type="float" office:value="0.209323480934028">
                <text:p>0.209323480934028</text:p>
                <draw:g>
                  <svg:desc>planilhas_wordpress_3_instancias.L33:planilhas_wordpress_3_instancias.L3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765.55299433631">
                <text:p>1765.5529943363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138.412175998383">
                <text:p>138.412175998383</text:p>
              </table:table-cell>
              <table:table-cell office:value-type="float" office:value="8280.61122399959">
                <text:p>8280.61122399959</text:p>
              </table:table-cell>
              <table:table-cell office:value-type="float" office:value="463903">
                <text:p>463903</text:p>
              </table:table-cell>
              <table:table-cell office:value-type="float" office:value="2.20258308086763">
                <text:p>2.2025830808676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517.8698455479">
                <text:p>10517.8698455479</text:p>
              </table:table-cell>
              <table:table-cell office:value-type="float" office:value="314">
                <text:p>314</text:p>
              </table:table-cell>
              <table:table-cell office:value-type="float" office:value="96">
                <text:p>96</text:p>
              </table:table-cell>
              <table:table-cell office:value-type="float" office:value="2700">
                <text:p>2700</text:p>
              </table:table-cell>
              <table:table-cell office:value-type="float" office:value="3.35023200022988">
                <text:p>3.35023200022988</text:p>
              </table:table-cell>
              <table:table-cell office:value-type="float" office:value="92797.8463690015">
                <text:p>92797.8463690015</text:p>
              </table:table-cell>
              <table:table-cell office:value-type="float" office:value="322253.21656051">
                <text:p>322253.21656051</text:p>
              </table:table-cell>
              <table:table-cell office:value-type="float" office:value="2.9436545280924">
                <text:p>2.94365452809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11.856cm" svg:y="0.689cm" chart:style-name="ch2">
          <text:p>get text 400kb</text:p>
        </chart:title>
        <chart:legend chart:legend-position="end" svg:x="11.449cm" svg:y="2.461cm" style:legend-expansion="high" chart:style-name="ch3"/>
        <chart:plot-area chart:style-name="ch4" table:cell-range-address="planilhas_wordpress_3_instancias.D39:planilhas_wordpress_3_instancias.L42" chart:data-source-has-labels="both" svg:x="0.319cm" svg:y="1.275cm" svg:width="10.811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7cm" svg:y="1.344cm" svg:width="9.237cm" svg:height="6.8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40:planilhas_wordpress_3_instancias.D4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40:planilhas_wordpress_3_instancias.E42" chart:label-cell-address="planilhas_wordpress_3_instancias.E39:planilhas_wordpress_3_instancias.E39" chart:class="chart:bar">
            <chart:data-point chart:repeated="3"/>
          </chart:series>
          <chart:series chart:style-name="ch9" chart:values-cell-range-address="planilhas_wordpress_3_instancias.F40:planilhas_wordpress_3_instancias.F42" chart:label-cell-address="planilhas_wordpress_3_instancias.F39:planilhas_wordpress_3_instancias.F39" chart:class="chart:bar">
            <chart:data-point chart:repeated="3"/>
          </chart:series>
          <chart:series chart:style-name="ch10" chart:values-cell-range-address="planilhas_wordpress_3_instancias.G40:planilhas_wordpress_3_instancias.G42" chart:label-cell-address="planilhas_wordpress_3_instancias.G39:planilhas_wordpress_3_instancias.G39" chart:class="chart:bar">
            <chart:data-point chart:repeated="3"/>
          </chart:series>
          <chart:series chart:style-name="ch11" chart:values-cell-range-address="planilhas_wordpress_3_instancias.H40:planilhas_wordpress_3_instancias.H42" chart:label-cell-address="planilhas_wordpress_3_instancias.H39:planilhas_wordpress_3_instancias.H39" chart:class="chart:bar">
            <chart:data-point chart:repeated="3"/>
          </chart:series>
          <chart:series chart:style-name="ch12" chart:values-cell-range-address="planilhas_wordpress_3_instancias.I40:planilhas_wordpress_3_instancias.I42" chart:label-cell-address="planilhas_wordpress_3_instancias.I39:planilhas_wordpress_3_instancias.I39" chart:class="chart:bar">
            <chart:data-point chart:repeated="3"/>
          </chart:series>
          <chart:series chart:style-name="ch13" chart:values-cell-range-address="planilhas_wordpress_3_instancias.J40:planilhas_wordpress_3_instancias.J42" chart:label-cell-address="planilhas_wordpress_3_instancias.J39:planilhas_wordpress_3_instancias.J39" chart:class="chart:bar">
            <chart:data-point chart:repeated="3"/>
          </chart:series>
          <chart:series chart:style-name="ch14" chart:values-cell-range-address="planilhas_wordpress_3_instancias.K40:planilhas_wordpress_3_instancias.K42" chart:label-cell-address="planilhas_wordpress_3_instancias.K39:planilhas_wordpress_3_instancias.K39" chart:class="chart:bar">
            <chart:data-point chart:repeated="3"/>
          </chart:series>
          <chart:series chart:style-name="ch15" chart:values-cell-range-address="planilhas_wordpress_3_instancias.L40:planilhas_wordpress_3_instancias.L42" chart:label-cell-address="planilhas_wordpress_3_instancias.L39:planilhas_wordpress_3_instancias.L3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39:planilhas_wordpress_3_instancias.E39</svg:desc>
                </draw:g>
              </table:table-cell>
              <table:table-cell office:value-type="string">
                <text:p>Request Count</text:p>
                <draw:g>
                  <svg:desc>planilhas_wordpress_3_instancias.F39:planilhas_wordpress_3_instancias.F39</svg:desc>
                </draw:g>
              </table:table-cell>
              <table:table-cell office:value-type="string">
                <text:p>Failure Count</text:p>
                <draw:g>
                  <svg:desc>planilhas_wordpress_3_instancias.G39:planilhas_wordpress_3_instancias.G39</svg:desc>
                </draw:g>
              </table:table-cell>
              <table:table-cell office:value-type="string">
                <text:p>Median Response Time</text:p>
                <draw:g>
                  <svg:desc>planilhas_wordpress_3_instancias.H39:planilhas_wordpress_3_instancias.H39</svg:desc>
                </draw:g>
              </table:table-cell>
              <table:table-cell office:value-type="string">
                <text:p>Min Response Time</text:p>
                <draw:g>
                  <svg:desc>planilhas_wordpress_3_instancias.I39:planilhas_wordpress_3_instancias.I39</svg:desc>
                </draw:g>
              </table:table-cell>
              <table:table-cell office:value-type="string">
                <text:p>Max Response Time</text:p>
                <draw:g>
                  <svg:desc>planilhas_wordpress_3_instancias.J39:planilhas_wordpress_3_instancias.J39</svg:desc>
                </draw:g>
              </table:table-cell>
              <table:table-cell office:value-type="string">
                <text:p>Average Content Size</text:p>
                <draw:g>
                  <svg:desc>planilhas_wordpress_3_instancias.K39:planilhas_wordpress_3_instancias.K39</svg:desc>
                </draw:g>
              </table:table-cell>
              <table:table-cell office:value-type="string">
                <text:p>Requests/s</text:p>
                <draw:g>
                  <svg:desc>planilhas_wordpress_3_instancias.L39:planilhas_wordpress_3_instancias.L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40:planilhas_wordpress_3_instancias.D42</svg:desc>
                </draw:g>
              </table:table-cell>
              <table:table-cell office:value-type="float" office:value="204.228897992108">
                <text:p>204.228897992108</text:p>
                <draw:g>
                  <svg:desc>planilhas_wordpress_3_instancias.E40:planilhas_wordpress_3_instancias.E42</svg:desc>
                </draw:g>
              </table:table-cell>
              <table:table-cell office:value-type="float" office:value="129">
                <text:p>129</text:p>
                <draw:g>
                  <svg:desc>planilhas_wordpress_3_instancias.F40:planilhas_wordpress_3_instancias.F42</svg:desc>
                </draw:g>
              </table:table-cell>
              <table:table-cell office:value-type="float" office:value="0">
                <text:p>0</text:p>
                <draw:g>
                  <svg:desc>planilhas_wordpress_3_instancias.G40:planilhas_wordpress_3_instancias.G42</svg:desc>
                </draw:g>
              </table:table-cell>
              <table:table-cell office:value-type="float" office:value="160">
                <text:p>160</text:p>
                <draw:g>
                  <svg:desc>planilhas_wordpress_3_instancias.H40:planilhas_wordpress_3_instancias.H42</svg:desc>
                </draw:g>
              </table:table-cell>
              <table:table-cell office:value-type="float" office:value="109.358636000252">
                <text:p>109.358636000252</text:p>
                <draw:g>
                  <svg:desc>planilhas_wordpress_3_instancias.I40:planilhas_wordpress_3_instancias.I42</svg:desc>
                </draw:g>
              </table:table-cell>
              <table:table-cell office:value-type="float" office:value="2326.66387100471">
                <text:p>2326.66387100471</text:p>
                <draw:g>
                  <svg:desc>planilhas_wordpress_3_instancias.J40:planilhas_wordpress_3_instancias.J42</svg:desc>
                </draw:g>
              </table:table-cell>
              <table:table-cell office:value-type="float" office:value="470281">
                <text:p>470281</text:p>
                <draw:g>
                  <svg:desc>planilhas_wordpress_3_instancias.K40:planilhas_wordpress_3_instancias.K42</svg:desc>
                </draw:g>
              </table:table-cell>
              <table:table-cell office:value-type="float" office:value="1.35013645202448">
                <text:p>1.35013645202448</text:p>
                <draw:g>
                  <svg:desc>planilhas_wordpress_3_instancias.L40:planilhas_wordpress_3_instancias.L42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603.06888810194">
                <text:p>1603.06888810194</text:p>
              </table:table-cell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126.473260999774">
                <text:p>126.473260999774</text:p>
              </table:table-cell>
              <table:table-cell office:value-type="float" office:value="8285.82321199792">
                <text:p>8285.82321199792</text:p>
              </table:table-cell>
              <table:table-cell office:value-type="float" office:value="470281">
                <text:p>470281</text:p>
              </table:table-cell>
              <table:table-cell office:value-type="float" office:value="8.79989354109674">
                <text:p>8.7998935410967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230.5264198146">
                <text:p>10230.5264198146</text:p>
              </table:table-cell>
              <table:table-cell office:value-type="float" office:value="1220">
                <text:p>1220</text:p>
              </table:table-cell>
              <table:table-cell office:value-type="float" office:value="408">
                <text:p>408</text:p>
              </table:table-cell>
              <table:table-cell office:value-type="float" office:value="2700">
                <text:p>2700</text:p>
              </table:table-cell>
              <table:table-cell office:value-type="float" office:value="2.22087599831866">
                <text:p>2.22087599831866</text:p>
              </table:table-cell>
              <table:table-cell office:value-type="float" office:value="101013.447288999">
                <text:p>101013.447288999</text:p>
              </table:table-cell>
              <table:table-cell office:value-type="float" office:value="313256.586065574">
                <text:p>313256.586065574</text:p>
              </table:table-cell>
              <table:table-cell office:value-type="float" office:value="11.4371290581934">
                <text:p>11.43712905819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11.861cm" svg:y="0.874cm" chart:style-name="ch2">
          <text:p>get image 1mb</text:p>
        </chart:title>
        <chart:legend chart:legend-position="end" svg:x="11.449cm" svg:y="2.461cm" style:legend-expansion="high" chart:style-name="ch3"/>
        <chart:plot-area chart:style-name="ch4" table:cell-range-address="planilhas_wordpress_3_instancias.D45:planilhas_wordpress_3_instancias.L48" chart:data-source-has-labels="both" svg:x="0.319cm" svg:y="1.275cm" svg:width="10.811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9cm" svg:y="1.344cm" svg:width="9.233cm" svg:height="6.8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46:planilhas_wordpress_3_instancias.D4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46:planilhas_wordpress_3_instancias.E48" chart:label-cell-address="planilhas_wordpress_3_instancias.E45:planilhas_wordpress_3_instancias.E45" chart:class="chart:bar">
            <chart:data-point chart:repeated="3"/>
          </chart:series>
          <chart:series chart:style-name="ch9" chart:values-cell-range-address="planilhas_wordpress_3_instancias.F46:planilhas_wordpress_3_instancias.F48" chart:label-cell-address="planilhas_wordpress_3_instancias.F45:planilhas_wordpress_3_instancias.F45" chart:class="chart:bar">
            <chart:data-point chart:repeated="3"/>
          </chart:series>
          <chart:series chart:style-name="ch10" chart:values-cell-range-address="planilhas_wordpress_3_instancias.G46:planilhas_wordpress_3_instancias.G48" chart:label-cell-address="planilhas_wordpress_3_instancias.G45:planilhas_wordpress_3_instancias.G45" chart:class="chart:bar">
            <chart:data-point chart:repeated="3"/>
          </chart:series>
          <chart:series chart:style-name="ch11" chart:values-cell-range-address="planilhas_wordpress_3_instancias.H46:planilhas_wordpress_3_instancias.H48" chart:label-cell-address="planilhas_wordpress_3_instancias.H45:planilhas_wordpress_3_instancias.H45" chart:class="chart:bar">
            <chart:data-point chart:repeated="3"/>
          </chart:series>
          <chart:series chart:style-name="ch12" chart:values-cell-range-address="planilhas_wordpress_3_instancias.I46:planilhas_wordpress_3_instancias.I48" chart:label-cell-address="planilhas_wordpress_3_instancias.I45:planilhas_wordpress_3_instancias.I45" chart:class="chart:bar">
            <chart:data-point chart:repeated="3"/>
          </chart:series>
          <chart:series chart:style-name="ch13" chart:values-cell-range-address="planilhas_wordpress_3_instancias.J46:planilhas_wordpress_3_instancias.J48" chart:label-cell-address="planilhas_wordpress_3_instancias.J45:planilhas_wordpress_3_instancias.J45" chart:class="chart:bar">
            <chart:data-point chart:repeated="3"/>
          </chart:series>
          <chart:series chart:style-name="ch14" chart:values-cell-range-address="planilhas_wordpress_3_instancias.K46:planilhas_wordpress_3_instancias.K48" chart:label-cell-address="planilhas_wordpress_3_instancias.K45:planilhas_wordpress_3_instancias.K45" chart:class="chart:bar">
            <chart:data-point chart:repeated="3"/>
          </chart:series>
          <chart:series chart:style-name="ch15" chart:values-cell-range-address="planilhas_wordpress_3_instancias.L46:planilhas_wordpress_3_instancias.L48" chart:label-cell-address="planilhas_wordpress_3_instancias.L45:planilhas_wordpress_3_instancias.L45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45:planilhas_wordpress_3_instancias.E45</svg:desc>
                </draw:g>
              </table:table-cell>
              <table:table-cell office:value-type="string">
                <text:p>Request Count</text:p>
                <draw:g>
                  <svg:desc>planilhas_wordpress_3_instancias.F45:planilhas_wordpress_3_instancias.F45</svg:desc>
                </draw:g>
              </table:table-cell>
              <table:table-cell office:value-type="string">
                <text:p>Failure Count</text:p>
                <draw:g>
                  <svg:desc>planilhas_wordpress_3_instancias.G45:planilhas_wordpress_3_instancias.G45</svg:desc>
                </draw:g>
              </table:table-cell>
              <table:table-cell office:value-type="string">
                <text:p>Median Response Time</text:p>
                <draw:g>
                  <svg:desc>planilhas_wordpress_3_instancias.H45:planilhas_wordpress_3_instancias.H45</svg:desc>
                </draw:g>
              </table:table-cell>
              <table:table-cell office:value-type="string">
                <text:p>Min Response Time</text:p>
                <draw:g>
                  <svg:desc>planilhas_wordpress_3_instancias.I45:planilhas_wordpress_3_instancias.I45</svg:desc>
                </draw:g>
              </table:table-cell>
              <table:table-cell office:value-type="string">
                <text:p>Max Response Time</text:p>
                <draw:g>
                  <svg:desc>planilhas_wordpress_3_instancias.J45:planilhas_wordpress_3_instancias.J45</svg:desc>
                </draw:g>
              </table:table-cell>
              <table:table-cell office:value-type="string">
                <text:p>Average Content Size</text:p>
                <draw:g>
                  <svg:desc>planilhas_wordpress_3_instancias.K45:planilhas_wordpress_3_instancias.K45</svg:desc>
                </draw:g>
              </table:table-cell>
              <table:table-cell office:value-type="string">
                <text:p>Requests/s</text:p>
                <draw:g>
                  <svg:desc>planilhas_wordpress_3_instancias.L45:planilhas_wordpress_3_instancias.L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46:planilhas_wordpress_3_instancias.D48</svg:desc>
                </draw:g>
              </table:table-cell>
              <table:table-cell office:value-type="float" office:value="145.149464817069">
                <text:p>145.149464817069</text:p>
                <draw:g>
                  <svg:desc>planilhas_wordpress_3_instancias.E46:planilhas_wordpress_3_instancias.E48</svg:desc>
                </draw:g>
              </table:table-cell>
              <table:table-cell office:value-type="float" office:value="71">
                <text:p>71</text:p>
                <draw:g>
                  <svg:desc>planilhas_wordpress_3_instancias.F46:planilhas_wordpress_3_instancias.F48</svg:desc>
                </draw:g>
              </table:table-cell>
              <table:table-cell office:value-type="float" office:value="0">
                <text:p>0</text:p>
                <draw:g>
                  <svg:desc>planilhas_wordpress_3_instancias.G46:planilhas_wordpress_3_instancias.G48</svg:desc>
                </draw:g>
              </table:table-cell>
              <table:table-cell office:value-type="float" office:value="130">
                <text:p>130</text:p>
                <draw:g>
                  <svg:desc>planilhas_wordpress_3_instancias.H46:planilhas_wordpress_3_instancias.H48</svg:desc>
                </draw:g>
              </table:table-cell>
              <table:table-cell office:value-type="float" office:value="94.6541000012076">
                <text:p>94.6541000012076</text:p>
                <draw:g>
                  <svg:desc>planilhas_wordpress_3_instancias.I46:planilhas_wordpress_3_instancias.I48</svg:desc>
                </draw:g>
              </table:table-cell>
              <table:table-cell office:value-type="float" office:value="1132.03695800621">
                <text:p>1132.03695800621</text:p>
                <draw:g>
                  <svg:desc>planilhas_wordpress_3_instancias.J46:planilhas_wordpress_3_instancias.J48</svg:desc>
                </draw:g>
              </table:table-cell>
              <table:table-cell office:value-type="float" office:value="60533">
                <text:p>60533</text:p>
                <draw:g>
                  <svg:desc>planilhas_wordpress_3_instancias.K46:planilhas_wordpress_3_instancias.K48</svg:desc>
                </draw:g>
              </table:table-cell>
              <table:table-cell office:value-type="float" office:value="0.743098357315799">
                <text:p>0.743098357315799</text:p>
                <draw:g>
                  <svg:desc>planilhas_wordpress_3_instancias.L46:planilhas_wordpress_3_instancias.L48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59.31921505813">
                <text:p>1259.3192150581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980">
                <text:p>980</text:p>
              </table:table-cell>
              <table:table-cell office:value-type="float" office:value="103.188664994377">
                <text:p>103.188664994377</text:p>
              </table:table-cell>
              <table:table-cell office:value-type="float" office:value="8138.96404200204">
                <text:p>8138.96404200204</text:p>
              </table:table-cell>
              <table:table-cell office:value-type="float" office:value="60533">
                <text:p>60533</text:p>
              </table:table-cell>
              <table:table-cell office:value-type="float" office:value="4.4886764207255">
                <text:p>4.488676420725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8643.31317996567">
                <text:p>8643.31317996567</text:p>
              </table:table-cell>
              <table:table-cell office:value-type="float" office:value="585">
                <text:p>585</text:p>
              </table:table-cell>
              <table:table-cell office:value-type="float" office:value="219">
                <text:p>219</text:p>
              </table:table-cell>
              <table:table-cell office:value-type="float" office:value="1800">
                <text:p>1800</text:p>
              </table:table-cell>
              <table:table-cell office:value-type="float" office:value="2.86999300442403">
                <text:p>2.86999300442403</text:p>
              </table:table-cell>
              <table:table-cell office:value-type="float" office:value="90487.5686509986">
                <text:p>90487.5686509986</text:p>
              </table:table-cell>
              <table:table-cell office:value-type="float" office:value="38160.8752136752">
                <text:p>38160.8752136752</text:p>
              </table:table-cell>
              <table:table-cell office:value-type="float" office:value="5.48419713036322">
                <text:p>5.484197130363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11.635cm" svg:y="0.688cm" chart:style-name="ch2">
          <text:p>get image 300kb</text:p>
        </chart:title>
        <chart:legend chart:legend-position="end" svg:x="11.449cm" svg:y="2.46cm" style:legend-expansion="high" chart:style-name="ch3"/>
        <chart:plot-area chart:style-name="ch4" table:cell-range-address="planilhas_wordpress_3_instancias.D52:planilhas_wordpress_3_instancias.L55" chart:data-source-has-labels="both" svg:x="0.319cm" svg:y="1.275cm" svg:width="10.811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2cm" svg:y="1.344cm" svg:width="9.227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3_instancias.D53:planilhas_wordpress_3_instancias.D5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3_instancias.E53:planilhas_wordpress_3_instancias.E55" chart:label-cell-address="planilhas_wordpress_3_instancias.E52:planilhas_wordpress_3_instancias.E52" chart:class="chart:bar">
            <chart:data-point chart:repeated="3"/>
          </chart:series>
          <chart:series chart:style-name="ch9" chart:values-cell-range-address="planilhas_wordpress_3_instancias.F53:planilhas_wordpress_3_instancias.F55" chart:label-cell-address="planilhas_wordpress_3_instancias.F52:planilhas_wordpress_3_instancias.F52" chart:class="chart:bar">
            <chart:data-point chart:repeated="3"/>
          </chart:series>
          <chart:series chart:style-name="ch10" chart:values-cell-range-address="planilhas_wordpress_3_instancias.G53:planilhas_wordpress_3_instancias.G55" chart:label-cell-address="planilhas_wordpress_3_instancias.G52:planilhas_wordpress_3_instancias.G52" chart:class="chart:bar">
            <chart:data-point chart:repeated="3"/>
          </chart:series>
          <chart:series chart:style-name="ch11" chart:values-cell-range-address="planilhas_wordpress_3_instancias.H53:planilhas_wordpress_3_instancias.H55" chart:label-cell-address="planilhas_wordpress_3_instancias.H52:planilhas_wordpress_3_instancias.H52" chart:class="chart:bar">
            <chart:data-point chart:repeated="3"/>
          </chart:series>
          <chart:series chart:style-name="ch12" chart:values-cell-range-address="planilhas_wordpress_3_instancias.I53:planilhas_wordpress_3_instancias.I55" chart:label-cell-address="planilhas_wordpress_3_instancias.I52:planilhas_wordpress_3_instancias.I52" chart:class="chart:bar">
            <chart:data-point chart:repeated="3"/>
          </chart:series>
          <chart:series chart:style-name="ch13" chart:values-cell-range-address="planilhas_wordpress_3_instancias.J53:planilhas_wordpress_3_instancias.J55" chart:label-cell-address="planilhas_wordpress_3_instancias.J52:planilhas_wordpress_3_instancias.J52" chart:class="chart:bar">
            <chart:data-point chart:repeated="3"/>
          </chart:series>
          <chart:series chart:style-name="ch14" chart:values-cell-range-address="planilhas_wordpress_3_instancias.K53:planilhas_wordpress_3_instancias.K55" chart:label-cell-address="planilhas_wordpress_3_instancias.K52:planilhas_wordpress_3_instancias.K52" chart:class="chart:bar">
            <chart:data-point chart:repeated="3"/>
          </chart:series>
          <chart:series chart:style-name="ch15" chart:values-cell-range-address="planilhas_wordpress_3_instancias.L53:planilhas_wordpress_3_instancias.L55" chart:label-cell-address="planilhas_wordpress_3_instancias.L52:planilhas_wordpress_3_instancias.L5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Time</text:p>
                <draw:g>
                  <svg:desc>planilhas_wordpress_3_instancias.E52:planilhas_wordpress_3_instancias.E52</svg:desc>
                </draw:g>
              </table:table-cell>
              <table:table-cell office:value-type="string">
                <text:p>Request Count</text:p>
                <draw:g>
                  <svg:desc>planilhas_wordpress_3_instancias.F52:planilhas_wordpress_3_instancias.F52</svg:desc>
                </draw:g>
              </table:table-cell>
              <table:table-cell office:value-type="string">
                <text:p>Failure Count</text:p>
                <draw:g>
                  <svg:desc>planilhas_wordpress_3_instancias.G52:planilhas_wordpress_3_instancias.G52</svg:desc>
                </draw:g>
              </table:table-cell>
              <table:table-cell office:value-type="string">
                <text:p>Median Response Time</text:p>
                <draw:g>
                  <svg:desc>planilhas_wordpress_3_instancias.H52:planilhas_wordpress_3_instancias.H52</svg:desc>
                </draw:g>
              </table:table-cell>
              <table:table-cell office:value-type="string">
                <text:p>Min Response Time</text:p>
                <draw:g>
                  <svg:desc>planilhas_wordpress_3_instancias.I52:planilhas_wordpress_3_instancias.I52</svg:desc>
                </draw:g>
              </table:table-cell>
              <table:table-cell office:value-type="string">
                <text:p>Max Response Time</text:p>
                <draw:g>
                  <svg:desc>planilhas_wordpress_3_instancias.J52:planilhas_wordpress_3_instancias.J52</svg:desc>
                </draw:g>
              </table:table-cell>
              <table:table-cell office:value-type="string">
                <text:p>Average Content Size</text:p>
                <draw:g>
                  <svg:desc>planilhas_wordpress_3_instancias.K52:planilhas_wordpress_3_instancias.K52</svg:desc>
                </draw:g>
              </table:table-cell>
              <table:table-cell office:value-type="string">
                <text:p>Requests/s</text:p>
                <draw:g>
                  <svg:desc>planilhas_wordpress_3_instancias.L52:planilhas_wordpress_3_instancias.L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3_instancias.D53:planilhas_wordpress_3_instancias.D55</svg:desc>
                </draw:g>
              </table:table-cell>
              <table:table-cell office:value-type="float" office:value="178.179451287356">
                <text:p>178.179451287356</text:p>
                <draw:g>
                  <svg:desc>planilhas_wordpress_3_instancias.E53:planilhas_wordpress_3_instancias.E55</svg:desc>
                </draw:g>
              </table:table-cell>
              <table:table-cell office:value-type="float" office:value="87">
                <text:p>87</text:p>
                <draw:g>
                  <svg:desc>planilhas_wordpress_3_instancias.F53:planilhas_wordpress_3_instancias.F55</svg:desc>
                </draw:g>
              </table:table-cell>
              <table:table-cell office:value-type="float" office:value="0">
                <text:p>0</text:p>
                <draw:g>
                  <svg:desc>planilhas_wordpress_3_instancias.G53:planilhas_wordpress_3_instancias.G55</svg:desc>
                </draw:g>
              </table:table-cell>
              <table:table-cell office:value-type="float" office:value="130">
                <text:p>130</text:p>
                <draw:g>
                  <svg:desc>planilhas_wordpress_3_instancias.H53:planilhas_wordpress_3_instancias.H55</svg:desc>
                </draw:g>
              </table:table-cell>
              <table:table-cell office:value-type="float" office:value="79.03616099793">
                <text:p>79.03616099793</text:p>
                <draw:g>
                  <svg:desc>planilhas_wordpress_3_instancias.I53:planilhas_wordpress_3_instancias.I55</svg:desc>
                </draw:g>
              </table:table-cell>
              <table:table-cell office:value-type="float" office:value="2301.0668709976">
                <text:p>2301.0668709976</text:p>
                <draw:g>
                  <svg:desc>planilhas_wordpress_3_instancias.J53:planilhas_wordpress_3_instancias.J55</svg:desc>
                </draw:g>
              </table:table-cell>
              <table:table-cell office:value-type="float" office:value="60464">
                <text:p>60464</text:p>
                <draw:g>
                  <svg:desc>planilhas_wordpress_3_instancias.K53:planilhas_wordpress_3_instancias.K55</svg:desc>
                </draw:g>
              </table:table-cell>
              <table:table-cell office:value-type="float" office:value="0.910557142063022">
                <text:p>0.910557142063022</text:p>
                <draw:g>
                  <svg:desc>planilhas_wordpress_3_instancias.L53:planilhas_wordpress_3_instancias.L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311.28217748111">
                <text:p>1311.28217748111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10.446429003787">
                <text:p>110.446429003787</text:p>
              </table:table-cell>
              <table:table-cell office:value-type="float" office:value="8132.10609700036">
                <text:p>8132.10609700036</text:p>
              </table:table-cell>
              <table:table-cell office:value-type="float" office:value="60464">
                <text:p>60464</text:p>
              </table:table-cell>
              <table:table-cell office:value-type="float" office:value="6.83740245482605">
                <text:p>6.8374024548260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464.9326991097">
                <text:p>10464.9326991097</text:p>
              </table:table-cell>
              <table:table-cell office:value-type="float" office:value="957">
                <text:p>957</text:p>
              </table:table-cell>
              <table:table-cell office:value-type="float" office:value="328">
                <text:p>328</text:p>
              </table:table-cell>
              <table:table-cell office:value-type="float" office:value="2100">
                <text:p>2100</text:p>
              </table:table-cell>
              <table:table-cell office:value-type="float" office:value="3.44138799846405">
                <text:p>3.44138799846405</text:p>
              </table:table-cell>
              <table:table-cell office:value-type="float" office:value="93543.1691259946">
                <text:p>93543.1691259946</text:p>
              </table:table-cell>
              <table:table-cell office:value-type="float" office:value="40005.2131661442">
                <text:p>40005.2131661442</text:p>
              </table:table-cell>
              <table:table-cell office:value-type="float" office:value="8.97158402351728">
                <text:p>8.971584023517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